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071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1.0752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ule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>
            <text:p>Head coverage</text:p>
          </table:table-cell>
          <table:table-cell table:style-name="ce1" office:value-type="string" calcext:value-type="string">
            <text:p>Std. Confidence</text:p>
          </table:table-cell>
          <table:table-cell table:style-name="ce1" office:value-type="string" calcext:value-type="string">
            <text:p>PCA Confidence</text:p>
          </table:table-cell>
          <table:table-cell table:style-name="ce1" office:value-type="string" calcext:value-type="string">
            <text:p>Cardinality</text:p>
          </table:table-cell>
          <table:table-cell table:style-name="ce1" office:value-type="string" calcext:value-type="string">
            <text:p>Body size</text:p>
          </table:table-cell>
          <table:table-cell table:style-name="ce1" office:value-type="string" calcext:value-type="string">
            <text:p>Body size PCA</text:p>
          </table:table-cell>
          <table:table-cell table:style-name="ce1" office:value-type="string" calcext:value-type="string">
            <text:p>Functional variable</text:p>
          </table:table-cell>
        </table:table-row>
        <table:table-row table:style-name="ro1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06707544" calcext:value-type="float">
            <text:p>0.006707544</text:p>
          </table:table-cell>
          <table:table-cell table:number-columns-repeated="2" office:value-type="float" office:value="0.530142583" calcext:value-type="float">
            <text:p>0.530142583</text:p>
          </table:table-cell>
          <table:table-cell office:value-type="float" office:value="0.917857658" calcext:value-type="float">
            <text:p>0.917857658</text:p>
          </table:table-cell>
          <table:table-cell office:value-type="float" office:value="6358" calcext:value-type="float">
            <text:p>6358</text:p>
          </table:table-cell>
          <table:table-cell office:value-type="float" office:value="11993" calcext:value-type="float">
            <text:p>11993</text:p>
          </table:table-cell>
          <table:table-cell office:value-type="float" office:value="6927" calcext:value-type="float">
            <text:p>692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000381902" calcext:value-type="float">
            <text:p>0.000381902</text:p>
          </table:table-cell>
          <table:table-cell office:value-type="float" office:value="0.247945205" calcext:value-type="float">
            <text:p>0.247945205</text:p>
          </table:table-cell>
          <table:table-cell office:value-type="float" office:value="0.027014925" calcext:value-type="float">
            <text:p>0.027014925</text:p>
          </table:table-cell>
          <table:table-cell office:value-type="float" office:value="0.853773585" calcext:value-type="float">
            <text:p>0.853773585</text:p>
          </table:table-cell>
          <table:table-cell office:value-type="float" office:value="362" calcext:value-type="float">
            <text:p>362</text:p>
          </table:table-cell>
          <table:table-cell office:value-type="float" office:value="13400" calcext:value-type="float">
            <text:p>13400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livesIn&gt; <text:s/>?f <text:s text:c="2"/>=&gt; ?a <text:s/>&lt;isPoliticianOf&gt; <text:s/>?b</text:p>
          </table:table-cell>
          <table:table-cell office:value-type="float" office:value="0.000137147" calcext:value-type="float">
            <text:p>0.000137147</text:p>
          </table:table-cell>
          <table:table-cell office:value-type="float" office:value="0.089041096" calcext:value-type="float">
            <text:p>0.089041096</text:p>
          </table:table-cell>
          <table:table-cell office:value-type="float" office:value="0.024672613" calcext:value-type="float">
            <text:p>0.024672613</text:p>
          </table:table-cell>
          <table:table-cell office:value-type="float" office:value="0.833333333" calcext:value-type="float">
            <text:p>0.833333333</text:p>
          </table:table-cell>
          <table:table-cell office:value-type="float" office:value="130" calcext:value-type="float">
            <text:p>130</text:p>
          </table:table-cell>
          <table:table-cell office:value-type="float" office:value="5269" calcext:value-type="float">
            <text:p>526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OfficialLanguage&gt; <text:s/>?b <text:s/>?a <text:s/>&lt;isLocatedIn&gt; <text:s/>?f <text:s text:c="2"/>=&gt; ?a <text:s/>&lt;hasOfficialLanguage&gt; <text:s/>?b</text:p>
          </table:table-cell>
          <table:table-cell office:value-type="float" office:value="0.000052749" calcext:value-type="float">
            <text:p>0.000052749</text:p>
          </table:table-cell>
          <table:table-cell office:value-type="float" office:value="0.062266501" calcext:value-type="float">
            <text:p>0.062266501</text:p>
          </table:table-cell>
          <table:table-cell office:value-type="float" office:value="0.00066107" calcext:value-type="float">
            <text:p>0.00066107</text:p>
          </table:table-cell>
          <table:table-cell office:value-type="float" office:value="0.833333333" calcext:value-type="float">
            <text:p>0.833333333</text:p>
          </table:table-cell>
          <table:table-cell office:value-type="float" office:value="50" calcext:value-type="float">
            <text:p>50</text:p>
          </table:table-cell>
          <table:table-cell office:value-type="float" office:value="75635" calcext:value-type="float">
            <text:p>756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livesIn&gt; <text:s/>?b <text:s text:c="2"/>=&gt; ?a <text:s/>&lt;livesIn&gt; <text:s/>?b</text:p>
          </table:table-cell>
          <table:table-cell office:value-type="float" office:value="0.000190951" calcext:value-type="float">
            <text:p>0.000190951</text:p>
          </table:table-cell>
          <table:table-cell office:value-type="float" office:value="0.012403207" calcext:value-type="float">
            <text:p>0.012403207</text:p>
          </table:table-cell>
          <table:table-cell office:value-type="float" office:value="0.337057728" calcext:value-type="float">
            <text:p>0.337057728</text:p>
          </table:table-cell>
          <table:table-cell office:value-type="float" office:value="0.698841699" calcext:value-type="float">
            <text:p>0.698841699</text:p>
          </table:table-cell>
          <table:table-cell office:value-type="float" office:value="181" calcext:value-type="float">
            <text:p>181</text:p>
          </table:table-cell>
          <table:table-cell office:value-type="float" office:value="537" calcext:value-type="float">
            <text:p>537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178291" calcext:value-type="float">
            <text:p>0.000178291</text:p>
          </table:table-cell>
          <table:table-cell office:value-type="float" office:value="0.011580895" calcext:value-type="float">
            <text:p>0.011580895</text:p>
          </table:table-cell>
          <table:table-cell office:value-type="float" office:value="0.228070175" calcext:value-type="float">
            <text:p>0.228070175</text:p>
          </table:table-cell>
          <table:table-cell office:value-type="float" office:value="0.684210526" calcext:value-type="float">
            <text:p>0.684210526</text:p>
          </table:table-cell>
          <table:table-cell office:value-type="float" office:value="169" calcext:value-type="float">
            <text:p>169</text:p>
          </table:table-cell>
          <table:table-cell office:value-type="float" office:value="741" calcext:value-type="float">
            <text:p>74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OfficialLanguage&gt; <text:s/>?b <text:s/>?e <text:s/>&lt;isLocatedIn&gt; <text:s/>?a <text:s text:c="2"/>=&gt; ?a <text:s/>&lt;hasOfficialLanguage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241594" calcext:value-type="float">
            <text:p>0.02241594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642857143" calcext:value-type="float">
            <text:p>0.642857143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0.001066582" calcext:value-type="float">
            <text:p>0.001066582</text:p>
          </table:table-cell>
          <table:table-cell office:value-type="float" office:value="0.030203448" calcext:value-type="float">
            <text:p>0.030203448</text:p>
          </table:table-cell>
          <table:table-cell office:value-type="float" office:value="0.498275012" calcext:value-type="float">
            <text:p>0.498275012</text:p>
          </table:table-cell>
          <table:table-cell office:value-type="float" office:value="0.586767266" calcext:value-type="float">
            <text:p>0.586767266</text:p>
          </table:table-cell>
          <table:table-cell office:value-type="float" office:value="1011" calcext:value-type="float">
            <text:p>1011</text:p>
          </table:table-cell>
          <table:table-cell office:value-type="float" office:value="2029" calcext:value-type="float">
            <text:p>2029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Child&gt; <text:s/>?b <text:s/>?e <text:s/>&lt;isMarriedTo&gt; <text:s/>?a <text:s text:c="2"/>=&gt; ?a <text:s/>&lt;hasChild&gt; <text:s/>?b</text:p>
          </table:table-cell>
          <table:table-cell office:value-type="float" office:value="0.00388126" calcext:value-type="float">
            <text:p>0.00388126</text:p>
          </table:table-cell>
          <table:table-cell office:value-type="float" office:value="0.318390307" calcext:value-type="float">
            <text:p>0.318390307</text:p>
          </table:table-cell>
          <table:table-cell table:number-columns-repeated="2" office:value-type="float" office:value="0.575653262" calcext:value-type="float">
            <text:p>0.575653262</text:p>
          </table:table-cell>
          <table:table-cell office:value-type="float" office:value="3679" calcext:value-type="float">
            <text:p>3679</text:p>
          </table:table-cell>
          <table:table-cell table:number-columns-repeated="2" office:value-type="float" office:value="6391" calcext:value-type="float">
            <text:p>639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 text:c="2"/>=&gt; ?a <text:s/>&lt;isCitizenOf&gt; <text:s/>?b</text:p>
          </table:table-cell>
          <table:table-cell office:value-type="float" office:value="0.001334546" calcext:value-type="float">
            <text:p>0.001334546</text:p>
          </table:table-cell>
          <table:table-cell office:value-type="float" office:value="0.086822237" calcext:value-type="float">
            <text:p>0.086822237</text:p>
          </table:table-cell>
          <table:table-cell office:value-type="float" office:value="0.037450412" calcext:value-type="float">
            <text:p>0.037450412</text:p>
          </table:table-cell>
          <table:table-cell office:value-type="float" office:value="0.574216977" calcext:value-type="float">
            <text:p>0.574216977</text:p>
          </table:table-cell>
          <table:table-cell office:value-type="float" office:value="1265" calcext:value-type="float">
            <text:p>1265</text:p>
          </table:table-cell>
          <table:table-cell office:value-type="float" office:value="33778" calcext:value-type="float">
            <text:p>33778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 text:c="2"/>=&gt; ?a <text:s/>&lt;isPoliticianOf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15" calcext:value-type="float">
            <text:p>0.15</text:p>
          </table:table-cell>
          <table:table-cell office:value-type="float" office:value="0.00648351" calcext:value-type="float">
            <text:p>0.00648351</text:p>
          </table:table-cell>
          <table:table-cell office:value-type="float" office:value="0.571801567" calcext:value-type="float">
            <text:p>0.571801567</text:p>
          </table:table-cell>
          <table:table-cell office:value-type="float" office:value="219" calcext:value-type="float">
            <text:p>219</text:p>
          </table:table-cell>
          <table:table-cell office:value-type="float" office:value="33778" calcext:value-type="float">
            <text:p>33778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Child&gt; <text:s/>?b <text:s/>?a <text:s/>&lt;isMarriedTo&gt; <text:s/>?f <text:s text:c="2"/>=&gt; ?a <text:s/>&lt;hasChild&gt; <text:s/>?b</text:p>
          </table:table-cell>
          <table:table-cell office:value-type="float" office:value="0.00388759" calcext:value-type="float">
            <text:p>0.00388759</text:p>
          </table:table-cell>
          <table:table-cell office:value-type="float" office:value="0.318909563" calcext:value-type="float">
            <text:p>0.318909563</text:p>
          </table:table-cell>
          <table:table-cell table:number-columns-repeated="2" office:value-type="float" office:value="0.561139028" calcext:value-type="float">
            <text:p>0.561139028</text:p>
          </table:table-cell>
          <table:table-cell office:value-type="float" office:value="3685" calcext:value-type="float">
            <text:p>3685</text:p>
          </table:table-cell>
          <table:table-cell table:number-columns-repeated="2" office:value-type="float" office:value="6567" calcext:value-type="float">
            <text:p>656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isLocatedIn&gt; <text:s/>?f <text:s text:c="2"/>=&gt; ?a <text:s/>&lt;isCitizenOf&gt; <text:s/>?b</text:p>
          </table:table-cell>
          <table:table-cell office:value-type="float" office:value="0.0002226" calcext:value-type="float">
            <text:p>0.0002226</text:p>
          </table:table-cell>
          <table:table-cell office:value-type="float" office:value="0.014481812" calcext:value-type="float">
            <text:p>0.014481812</text:p>
          </table:table-cell>
          <table:table-cell office:value-type="float" office:value="0.00401278" calcext:value-type="float">
            <text:p>0.00401278</text:p>
          </table:table-cell>
          <table:table-cell office:value-type="float" office:value="0.542416452" calcext:value-type="float">
            <text:p>0.542416452</text:p>
          </table:table-cell>
          <table:table-cell office:value-type="float" office:value="211" calcext:value-type="float">
            <text:p>211</text:p>
          </table:table-cell>
          <table:table-cell office:value-type="float" office:value="52582" calcext:value-type="float">
            <text:p>52582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69101" calcext:value-type="float">
            <text:p>0.00069101</text:p>
          </table:table-cell>
          <table:table-cell office:value-type="float" office:value="0.044884534" calcext:value-type="float">
            <text:p>0.044884534</text:p>
          </table:table-cell>
          <table:table-cell office:value-type="float" office:value="0.044955388" calcext:value-type="float">
            <text:p>0.044955388</text:p>
          </table:table-cell>
          <table:table-cell office:value-type="float" office:value="0.523581135" calcext:value-type="float">
            <text:p>0.523581135</text:p>
          </table:table-cell>
          <table:table-cell office:value-type="float" office:value="655" calcext:value-type="float">
            <text:p>655</text:p>
          </table:table-cell>
          <table:table-cell office:value-type="float" office:value="14570" calcext:value-type="float">
            <text:p>14570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office:value-type="float" office:value="0.000154027" calcext:value-type="float">
            <text:p>0.000154027</text:p>
          </table:table-cell>
          <table:table-cell office:value-type="float" office:value="0.01002059" calcext:value-type="float">
            <text:p>0.01002059</text:p>
          </table:table-cell>
          <table:table-cell office:value-type="float" office:value="0.105643994" calcext:value-type="float">
            <text:p>0.105643994</text:p>
          </table:table-cell>
          <table:table-cell office:value-type="float" office:value="0.519572954" calcext:value-type="float">
            <text:p>0.519572954</text:p>
          </table:table-cell>
          <table:table-cell office:value-type="float" office:value="146" calcext:value-type="float">
            <text:p>146</text:p>
          </table:table-cell>
          <table:table-cell office:value-type="float" office:value="1382" calcext:value-type="float">
            <text:p>1382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livesIn&gt; <text:s/>?f <text:s text:c="2"/>=&gt; ?a <text:s/>&lt;isCitizenOf&gt; <text:s/>?b</text:p>
          </table:table-cell>
          <table:table-cell office:value-type="float" office:value="0.000217325" calcext:value-type="float">
            <text:p>0.000217325</text:p>
          </table:table-cell>
          <table:table-cell office:value-type="float" office:value="0.014138641" calcext:value-type="float">
            <text:p>0.014138641</text:p>
          </table:table-cell>
          <table:table-cell office:value-type="float" office:value="0.039096603" calcext:value-type="float">
            <text:p>0.039096603</text:p>
          </table:table-cell>
          <table:table-cell office:value-type="float" office:value="0.481308411" calcext:value-type="float">
            <text:p>0.481308411</text:p>
          </table:table-cell>
          <table:table-cell office:value-type="float" office:value="206" calcext:value-type="float">
            <text:p>206</text:p>
          </table:table-cell>
          <table:table-cell office:value-type="float" office:value="5269" calcext:value-type="float">
            <text:p>5269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638261" calcext:value-type="float">
            <text:p>0.000638261</text:p>
          </table:table-cell>
          <table:table-cell office:value-type="float" office:value="0.041523679" calcext:value-type="float">
            <text:p>0.041523679</text:p>
          </table:table-cell>
          <table:table-cell office:value-type="float" office:value="0.045149254" calcext:value-type="float">
            <text:p>0.045149254</text:p>
          </table:table-cell>
          <table:table-cell office:value-type="float" office:value="0.481304694" calcext:value-type="float">
            <text:p>0.481304694</text:p>
          </table:table-cell>
          <table:table-cell office:value-type="float" office:value="605" calcext:value-type="float">
            <text:p>605</text:p>
          </table:table-cell>
          <table:table-cell office:value-type="float" office:value="13400" calcext:value-type="float">
            <text:p>13400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405111" calcext:value-type="float">
            <text:p>0.000405111</text:p>
          </table:table-cell>
          <table:table-cell office:value-type="float" office:value="0.011471933" calcext:value-type="float">
            <text:p>0.011471933</text:p>
          </table:table-cell>
          <table:table-cell office:value-type="float" office:value="0.382851446" calcext:value-type="float">
            <text:p>0.382851446</text:p>
          </table:table-cell>
          <table:table-cell office:value-type="float" office:value="0.45229682" calcext:value-type="float">
            <text:p>0.45229682</text:p>
          </table:table-cell>
          <table:table-cell office:value-type="float" office:value="384" calcext:value-type="float">
            <text:p>384</text:p>
          </table:table-cell>
          <table:table-cell office:value-type="float" office:value="1003" calcext:value-type="float">
            <text:p>1003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281679" calcext:value-type="float">
            <text:p>0.000281679</text:p>
          </table:table-cell>
          <table:table-cell office:value-type="float" office:value="0.018296444" calcext:value-type="float">
            <text:p>0.018296444</text:p>
          </table:table-cell>
          <table:table-cell office:value-type="float" office:value="0.012050912" calcext:value-type="float">
            <text:p>0.012050912</text:p>
          </table:table-cell>
          <table:table-cell office:value-type="float" office:value="0.434146341" calcext:value-type="float">
            <text:p>0.434146341</text:p>
          </table:table-cell>
          <table:table-cell office:value-type="float" office:value="267" calcext:value-type="float">
            <text:p>267</text:p>
          </table:table-cell>
          <table:table-cell office:value-type="float" office:value="22156" calcext:value-type="float">
            <text:p>22156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hild&gt; <text:s/>?f <text:s/>?b <text:s/>&lt;hasChild&gt; <text:s/>?f <text:s text:c="2"/>=&gt; ?a <text:s/>&lt;isMarriedTo&gt; <text:s/>?b</text:p>
          </table:table-cell>
          <table:table-cell office:value-type="float" office:value="0.001982302" calcext:value-type="float">
            <text:p>0.001982302</text:p>
          </table:table-cell>
          <table:table-cell office:value-type="float" office:value="0.156674727" calcext:value-type="float">
            <text:p>0.156674727</text:p>
          </table:table-cell>
          <table:table-cell office:value-type="float" office:value="0.173211652" calcext:value-type="float">
            <text:p>0.173211652</text:p>
          </table:table-cell>
          <table:table-cell office:value-type="float" office:value="0.409814613" calcext:value-type="float">
            <text:p>0.409814613</text:p>
          </table:table-cell>
          <table:table-cell office:value-type="float" office:value="1879" calcext:value-type="float">
            <text:p>1879</text:p>
          </table:table-cell>
          <table:table-cell office:value-type="float" office:value="10848" calcext:value-type="float">
            <text:p>10848</text:p>
          </table:table-cell>
          <table:table-cell office:value-type="float" office:value="4585" calcext:value-type="float">
            <text:p>458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000042199" calcext:value-type="float">
            <text:p>0.000042199</text:p>
          </table:table-cell>
          <table:table-cell office:value-type="float" office:value="0.02739726" calcext:value-type="float">
            <text:p>0.02739726</text:p>
          </table:table-cell>
          <table:table-cell office:value-type="float" office:value="0.001610436" calcext:value-type="float">
            <text:p>0.001610436</text:p>
          </table:table-cell>
          <table:table-cell office:value-type="float" office:value="0.396039604" calcext:value-type="float">
            <text:p>0.396039604</text:p>
          </table:table-cell>
          <table:table-cell office:value-type="float" office:value="40" calcext:value-type="float">
            <text:p>40</text:p>
          </table:table-cell>
          <table:table-cell office:value-type="float" office:value="24838" calcext:value-type="float">
            <text:p>2483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graduatedFrom&gt; <text:s/>?b <text:s/>?e <text:s/>&lt;hasAcademicAdvisor&gt; <text:s/>?a <text:s text:c="2"/>=&gt; ?a <text:s/>&lt;worksAt&gt; <text:s/>?b</text:p>
          </table:table-cell>
          <table:table-cell office:value-type="float" office:value="0.000093893" calcext:value-type="float">
            <text:p>0.000093893</text:p>
          </table:table-cell>
          <table:table-cell office:value-type="float" office:value="0.036535304" calcext:value-type="float">
            <text:p>0.036535304</text:p>
          </table:table-cell>
          <table:table-cell office:value-type="float" office:value="0.134441088" calcext:value-type="float">
            <text:p>0.134441088</text:p>
          </table:table-cell>
          <table:table-cell office:value-type="float" office:value="0.390350877" calcext:value-type="float">
            <text:p>0.390350877</text:p>
          </table:table-cell>
          <table:table-cell office:value-type="float" office:value="89" calcext:value-type="float">
            <text:p>89</text:p>
          </table:table-cell>
          <table:table-cell office:value-type="float" office:value="662" calcext:value-type="float">
            <text:p>66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00021838" calcext:value-type="float">
            <text:p>0.00021838</text:p>
          </table:table-cell>
          <table:table-cell office:value-type="float" office:value="0.010259715" calcext:value-type="float">
            <text:p>0.010259715</text:p>
          </table:table-cell>
          <table:table-cell office:value-type="float" office:value="0.206380857" calcext:value-type="float">
            <text:p>0.206380857</text:p>
          </table:table-cell>
          <table:table-cell office:value-type="float" office:value="0.389830508" calcext:value-type="float">
            <text:p>0.389830508</text:p>
          </table:table-cell>
          <table:table-cell office:value-type="float" office:value="207" calcext:value-type="float">
            <text:p>207</text:p>
          </table:table-cell>
          <table:table-cell office:value-type="float" office:value="1003" calcext:value-type="float">
            <text:p>1003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184621" calcext:value-type="float">
            <text:p>0.000184621</text:p>
          </table:table-cell>
          <table:table-cell office:value-type="float" office:value="0.011992051" calcext:value-type="float">
            <text:p>0.011992051</text:p>
          </table:table-cell>
          <table:table-cell office:value-type="float" office:value="0.013059701" calcext:value-type="float">
            <text:p>0.013059701</text:p>
          </table:table-cell>
          <table:table-cell office:value-type="float" office:value="0.385462555" calcext:value-type="float">
            <text:p>0.385462555</text:p>
          </table:table-cell>
          <table:table-cell office:value-type="float" office:value="175" calcext:value-type="float">
            <text:p>175</text:p>
          </table:table-cell>
          <table:table-cell office:value-type="float" office:value="13400" calcext:value-type="float">
            <text:p>13400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 text:c="2"/>=&gt; ?a <text:s/>&lt;diedIn&gt; <text:s/>?b</text:p>
          </table:table-cell>
          <table:table-cell office:value-type="float" office:value="0.000725824" calcext:value-type="float">
            <text:p>0.000725824</text:p>
          </table:table-cell>
          <table:table-cell office:value-type="float" office:value="0.031052537" calcext:value-type="float">
            <text:p>0.031052537</text:p>
          </table:table-cell>
          <table:table-cell office:value-type="float" office:value="0.050499119" calcext:value-type="float">
            <text:p>0.050499119</text:p>
          </table:table-cell>
          <table:table-cell office:value-type="float" office:value="0.384572387" calcext:value-type="float">
            <text:p>0.384572387</text:p>
          </table:table-cell>
          <table:table-cell office:value-type="float" office:value="688" calcext:value-type="float">
            <text:p>688</text:p>
          </table:table-cell>
          <table:table-cell office:value-type="float" office:value="13624" calcext:value-type="float">
            <text:p>13624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318603" calcext:value-type="float">
            <text:p>0.000318603</text:p>
          </table:table-cell>
          <table:table-cell office:value-type="float" office:value="0.05137802" calcext:value-type="float">
            <text:p>0.05137802</text:p>
          </table:table-cell>
          <table:table-cell office:value-type="float" office:value="0.001508808" calcext:value-type="float">
            <text:p>0.001508808</text:p>
          </table:table-cell>
          <table:table-cell office:value-type="float" office:value="0.381313131" calcext:value-type="float">
            <text:p>0.381313131</text:p>
          </table:table-cell>
          <table:table-cell office:value-type="float" office:value="302" calcext:value-type="float">
            <text:p>302</text:p>
          </table:table-cell>
          <table:table-cell office:value-type="float" office:value="200158" calcext:value-type="float">
            <text:p>200158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001066582" calcext:value-type="float">
            <text:p>0.001066582</text:p>
          </table:table-cell>
          <table:table-cell office:value-type="float" office:value="0.05010904" calcext:value-type="float">
            <text:p>0.05010904</text:p>
          </table:table-cell>
          <table:table-cell office:value-type="float" office:value="0.161064203" calcext:value-type="float">
            <text:p>0.161064203</text:p>
          </table:table-cell>
          <table:table-cell office:value-type="float" office:value="0.374722016" calcext:value-type="float">
            <text:p>0.374722016</text:p>
          </table:table-cell>
          <table:table-cell office:value-type="float" office:value="1011" calcext:value-type="float">
            <text:p>1011</text:p>
          </table:table-cell>
          <table:table-cell office:value-type="float" office:value="6277" calcext:value-type="float">
            <text:p>6277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69101" calcext:value-type="float">
            <text:p>0.00069101</text:p>
          </table:table-cell>
          <table:table-cell office:value-type="float" office:value="0.044955388" calcext:value-type="float">
            <text:p>0.044955388</text:p>
          </table:table-cell>
          <table:table-cell office:value-type="float" office:value="0.044884534" calcext:value-type="float">
            <text:p>0.044884534</text:p>
          </table:table-cell>
          <table:table-cell office:value-type="float" office:value="0.365717476" calcext:value-type="float">
            <text:p>0.365717476</text:p>
          </table:table-cell>
          <table:table-cell office:value-type="float" office:value="655" calcext:value-type="float">
            <text:p>655</text:p>
          </table:table-cell>
          <table:table-cell office:value-type="float" office:value="14593" calcext:value-type="float">
            <text:p>14593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662209" calcext:value-type="float">
            <text:p>0.00662209</text:p>
          </table:table-cell>
          <table:table-cell office:value-type="float" office:value="0.031360225" calcext:value-type="float">
            <text:p>0.031360225</text:p>
          </table:table-cell>
          <table:table-cell office:value-type="float" office:value="0.187524273" calcext:value-type="float">
            <text:p>0.187524273</text:p>
          </table:table-cell>
          <table:table-cell office:value-type="float" office:value="0.324644427" calcext:value-type="float">
            <text:p>0.324644427</text:p>
          </table:table-cell>
          <table:table-cell office:value-type="float" office:value="6277" calcext:value-type="float">
            <text:p>6277</text:p>
          </table:table-cell>
          <table:table-cell office:value-type="float" office:value="33473" calcext:value-type="float">
            <text:p>33473</text:p>
          </table:table-cell>
          <table:table-cell office:value-type="float" office:value="19335" calcext:value-type="float">
            <text:p>1933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22682" calcext:value-type="float">
            <text:p>0.00022682</text:p>
          </table:table-cell>
          <table:table-cell office:value-type="float" office:value="0.033704342" calcext:value-type="float">
            <text:p>0.033704342</text:p>
          </table:table-cell>
          <table:table-cell office:value-type="float" office:value="0.014733091" calcext:value-type="float">
            <text:p>0.014733091</text:p>
          </table:table-cell>
          <table:table-cell office:value-type="float" office:value="0.313868613" calcext:value-type="float">
            <text:p>0.313868613</text:p>
          </table:table-cell>
          <table:table-cell office:value-type="float" office:value="215" calcext:value-type="float">
            <text:p>215</text:p>
          </table:table-cell>
          <table:table-cell office:value-type="float" office:value="14593" calcext:value-type="float">
            <text:p>14593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281679" calcext:value-type="float">
            <text:p>0.000281679</text:p>
          </table:table-cell>
          <table:table-cell office:value-type="float" office:value="0.012050912" calcext:value-type="float">
            <text:p>0.012050912</text:p>
          </table:table-cell>
          <table:table-cell office:value-type="float" office:value="0.018296444" calcext:value-type="float">
            <text:p>0.018296444</text:p>
          </table:table-cell>
          <table:table-cell office:value-type="float" office:value="0.290533188" calcext:value-type="float">
            <text:p>0.290533188</text:p>
          </table:table-cell>
          <table:table-cell office:value-type="float" office:value="267" calcext:value-type="float">
            <text:p>267</text:p>
          </table:table-cell>
          <table:table-cell office:value-type="float" office:value="14593" calcext:value-type="float">
            <text:p>14593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082288" calcext:value-type="float">
            <text:p>0.000082288</text:p>
          </table:table-cell>
          <table:table-cell office:value-type="float" office:value="0.053424658" calcext:value-type="float">
            <text:p>0.053424658</text:p>
          </table:table-cell>
          <table:table-cell office:value-type="float" office:value="0.005345028" calcext:value-type="float">
            <text:p>0.005345028</text:p>
          </table:table-cell>
          <table:table-cell office:value-type="float" office:value="0.287822878" calcext:value-type="float">
            <text:p>0.287822878</text:p>
          </table:table-cell>
          <table:table-cell office:value-type="float" office:value="78" calcext:value-type="float">
            <text:p>78</text:p>
          </table:table-cell>
          <table:table-cell office:value-type="float" office:value="14593" calcext:value-type="float">
            <text:p>14593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dealsWith&gt; <text:s/>?b <text:s/>?a <text:s/>&lt;dealsWith&gt; <text:s/>?f <text:s text:c="2"/>=&gt; ?a <text:s/>&lt;dealsWith&gt; <text:s/>?b</text:p>
          </table:table-cell>
          <table:table-cell office:value-type="float" office:value="0.000484234" calcext:value-type="float">
            <text:p>0.000484234</text:p>
          </table:table-cell>
          <table:table-cell office:value-type="float" office:value="0.666182874" calcext:value-type="float">
            <text:p>0.666182874</text:p>
          </table:table-cell>
          <table:table-cell table:number-columns-repeated="2" office:value-type="float" office:value="0.281941032" calcext:value-type="float">
            <text:p>0.281941032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 text:c="2"/>=&gt; ?a <text:s/>&lt;wasBornIn&gt; <text:s/>?b</text:p>
          </table:table-cell>
          <table:table-cell office:value-type="float" office:value="0.001029658" calcext:value-type="float">
            <text:p>0.001029658</text:p>
          </table:table-cell>
          <table:table-cell office:value-type="float" office:value="0.017440094" calcext:value-type="float">
            <text:p>0.017440094</text:p>
          </table:table-cell>
          <table:table-cell office:value-type="float" office:value="0.071638285" calcext:value-type="float">
            <text:p>0.071638285</text:p>
          </table:table-cell>
          <table:table-cell office:value-type="float" office:value="0.268722467" calcext:value-type="float">
            <text:p>0.268722467</text:p>
          </table:table-cell>
          <table:table-cell office:value-type="float" office:value="976" calcext:value-type="float">
            <text:p>976</text:p>
          </table:table-cell>
          <table:table-cell office:value-type="float" office:value="13624" calcext:value-type="float">
            <text:p>13624</text:p>
          </table:table-cell>
          <table:table-cell office:value-type="float" office:value="3632" calcext:value-type="float">
            <text:p>363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000025319" calcext:value-type="float">
            <text:p>0.000025319</text:p>
          </table:table-cell>
          <table:table-cell office:value-type="float" office:value="0.011326097" calcext:value-type="float">
            <text:p>0.011326097</text:p>
          </table:table-cell>
          <table:table-cell office:value-type="float" office:value="0.019591837" calcext:value-type="float">
            <text:p>0.019591837</text:p>
          </table:table-cell>
          <table:table-cell office:value-type="float" office:value="0.24" calcext:value-type="float">
            <text:p>0.24</text:p>
          </table:table-cell>
          <table:table-cell office:value-type="float" office:value="24" calcext:value-type="float">
            <text:p>24</text:p>
          </table:table-cell>
          <table:table-cell office:value-type="float" office:value="1225" calcext:value-type="float">
            <text:p>12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662209" calcext:value-type="float">
            <text:p>0.00662209</text:p>
          </table:table-cell>
          <table:table-cell office:value-type="float" office:value="0.187524273" calcext:value-type="float">
            <text:p>0.187524273</text:p>
          </table:table-cell>
          <table:table-cell office:value-type="float" office:value="0.031360225" calcext:value-type="float">
            <text:p>0.031360225</text:p>
          </table:table-cell>
          <table:table-cell office:value-type="float" office:value="0.228022377" calcext:value-type="float">
            <text:p>0.228022377</text:p>
          </table:table-cell>
          <table:table-cell office:value-type="float" office:value="6277" calcext:value-type="float">
            <text:p>6277</text:p>
          </table:table-cell>
          <table:table-cell office:value-type="float" office:value="200158" calcext:value-type="float">
            <text:p>200158</text:p>
          </table:table-cell>
          <table:table-cell office:value-type="float" office:value="27528" calcext:value-type="float">
            <text:p>2752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AcademicAdvisor&gt; <text:s/>?f <text:s/>?f <text:s/>&lt;worksAt&gt; <text:s/>?b <text:s text:c="2"/>=&gt; ?a <text:s/>&lt;worksAt&gt; <text:s/>?b</text:p>
          </table:table-cell>
          <table:table-cell office:value-type="float" office:value="0.000052749" calcext:value-type="float">
            <text:p>0.000052749</text:p>
          </table:table-cell>
          <table:table-cell office:value-type="float" office:value="0.020525452" calcext:value-type="float">
            <text:p>0.020525452</text:p>
          </table:table-cell>
          <table:table-cell office:value-type="float" office:value="0.068681319" calcext:value-type="float">
            <text:p>0.068681319</text:p>
          </table:table-cell>
          <table:table-cell office:value-type="float" office:value="0.227272727" calcext:value-type="float">
            <text:p>0.227272727</text:p>
          </table:table-cell>
          <table:table-cell office:value-type="float" office:value="50" calcext:value-type="float">
            <text:p>50</text:p>
          </table:table-cell>
          <table:table-cell office:value-type="float" office:value="728" calcext:value-type="float">
            <text:p>72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815497" calcext:value-type="float">
            <text:p>0.000815497</text:p>
          </table:table-cell>
          <table:table-cell office:value-type="float" office:value="0.052970602" calcext:value-type="float">
            <text:p>0.052970602</text:p>
          </table:table-cell>
          <table:table-cell office:value-type="float" office:value="0.013812698" calcext:value-type="float">
            <text:p>0.013812698</text:p>
          </table:table-cell>
          <table:table-cell office:value-type="float" office:value="0.226952437" calcext:value-type="float">
            <text:p>0.226952437</text:p>
          </table:table-cell>
          <table:table-cell office:value-type="float" office:value="773" calcext:value-type="float">
            <text:p>773</text:p>
          </table:table-cell>
          <table:table-cell office:value-type="float" office:value="55963" calcext:value-type="float">
            <text:p>55963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2067755" calcext:value-type="float">
            <text:p>0.002067755</text:p>
          </table:table-cell>
          <table:table-cell office:value-type="float" office:value="0.088463622" calcext:value-type="float">
            <text:p>0.088463622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225313254" calcext:value-type="float">
            <text:p>0.225313254</text:p>
          </table:table-cell>
          <table:table-cell office:value-type="float" office:value="1960" calcext:value-type="float">
            <text:p>1960</text:p>
          </table:table-cell>
          <table:table-cell office:value-type="float" office:value="55963" calcext:value-type="float">
            <text:p>55963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2067755" calcext:value-type="float">
            <text:p>0.002067755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88463622" calcext:value-type="float">
            <text:p>0.088463622</text:p>
          </table:table-cell>
          <table:table-cell office:value-type="float" office:value="0.225313254" calcext:value-type="float">
            <text:p>0.225313254</text:p>
          </table:table-cell>
          <table:table-cell office:value-type="float" office:value="1960" calcext:value-type="float">
            <text:p>1960</text:p>
          </table:table-cell>
          <table:table-cell office:value-type="float" office:value="22156" calcext:value-type="float">
            <text:p>22156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AcademicAdvisor&gt; <text:s/>?a <text:s/>?e <text:s/>&lt;worksAt&gt; <text:s/>?b <text:s text:c="2"/>=&gt; ?a <text:s/>&lt;worksAt&gt; <text:s/>?b</text:p>
          </table:table-cell>
          <table:table-cell office:value-type="float" office:value="0.000049584" calcext:value-type="float">
            <text:p>0.000049584</text:p>
          </table:table-cell>
          <table:table-cell office:value-type="float" office:value="0.019293924" calcext:value-type="float">
            <text:p>0.019293924</text:p>
          </table:table-cell>
          <table:table-cell office:value-type="float" office:value="0.086556169" calcext:value-type="float">
            <text:p>0.086556169</text:p>
          </table:table-cell>
          <table:table-cell office:value-type="float" office:value="0.218604651" calcext:value-type="float">
            <text:p>0.218604651</text:p>
          </table:table-cell>
          <table:table-cell office:value-type="float" office:value="47" calcext:value-type="float">
            <text:p>47</text:p>
          </table:table-cell>
          <table:table-cell office:value-type="float" office:value="543" calcext:value-type="float">
            <text:p>543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dealsWith&gt; <text:s/>?b <text:s text:c="2"/>=&gt; ?a <text:s/>&lt;dealsWith&gt; <text:s/>?b</text:p>
          </table:table-cell>
          <table:table-cell office:value-type="float" office:value="0.000281679" calcext:value-type="float">
            <text:p>0.000281679</text:p>
          </table:table-cell>
          <table:table-cell office:value-type="float" office:value="0.387518142" calcext:value-type="float">
            <text:p>0.387518142</text:p>
          </table:table-cell>
          <table:table-cell office:value-type="float" office:value="0.154424523" calcext:value-type="float">
            <text:p>0.154424523</text:p>
          </table:table-cell>
          <table:table-cell office:value-type="float" office:value="0.217781403" calcext:value-type="float">
            <text:p>0.217781403</text:p>
          </table:table-cell>
          <table:table-cell office:value-type="float" office:value="267" calcext:value-type="float">
            <text:p>267</text:p>
          </table:table-cell>
          <table:table-cell office:value-type="float" office:value="1729" calcext:value-type="float">
            <text:p>1729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livesIn&gt; <text:s/>?f <text:s text:c="2"/>=&gt; ?a <text:s/>&lt;isCitizenOf&gt; <text:s/>?b</text:p>
          </table:table-cell>
          <table:table-cell office:value-type="float" office:value="0.00021205" calcext:value-type="float">
            <text:p>0.00021205</text:p>
          </table:table-cell>
          <table:table-cell office:value-type="float" office:value="0.01379547" calcext:value-type="float">
            <text:p>0.01379547</text:p>
          </table:table-cell>
          <table:table-cell office:value-type="float" office:value="0.040837058" calcext:value-type="float">
            <text:p>0.040837058</text:p>
          </table:table-cell>
          <table:table-cell office:value-type="float" office:value="0.20700309" calcext:value-type="float">
            <text:p>0.20700309</text:p>
          </table:table-cell>
          <table:table-cell office:value-type="float" office:value="201" calcext:value-type="float">
            <text:p>201</text:p>
          </table:table-cell>
          <table:table-cell office:value-type="float" office:value="4922" calcext:value-type="float">
            <text:p>4922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wasBornIn&gt; <text:s/>?f <text:s text:c="2"/>=&gt; ?a <text:s/>&lt;isCitizenOf&gt; <text:s/>?b</text:p>
          </table:table-cell>
          <table:table-cell office:value-type="float" office:value="0.001029658" calcext:value-type="float">
            <text:p>0.001029658</text:p>
          </table:table-cell>
          <table:table-cell office:value-type="float" office:value="0.06698696" calcext:value-type="float">
            <text:p>0.06698696</text:p>
          </table:table-cell>
          <table:table-cell office:value-type="float" office:value="0.024926574" calcext:value-type="float">
            <text:p>0.024926574</text:p>
          </table:table-cell>
          <table:table-cell office:value-type="float" office:value="0.198172589" calcext:value-type="float">
            <text:p>0.198172589</text:p>
          </table:table-cell>
          <table:table-cell office:value-type="float" office:value="976" calcext:value-type="float">
            <text:p>976</text:p>
          </table:table-cell>
          <table:table-cell office:value-type="float" office:value="39155" calcext:value-type="float">
            <text:p>39155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livesIn&gt; <text:s/>?f <text:s text:c="2"/>=&gt; ?a <text:s/>&lt;livesIn&gt; <text:s/>?b</text:p>
          </table:table-cell>
          <table:table-cell office:value-type="float" office:value="0.00069312" calcext:value-type="float">
            <text:p>0.00069312</text:p>
          </table:table-cell>
          <table:table-cell office:value-type="float" office:value="0.045021586" calcext:value-type="float">
            <text:p>0.045021586</text:p>
          </table:table-cell>
          <table:table-cell table:number-columns-repeated="2" office:value-type="float" office:value="0.185331453" calcext:value-type="float">
            <text:p>0.185331453</text:p>
          </table:table-cell>
          <table:table-cell office:value-type="float" office:value="657" calcext:value-type="float">
            <text:p>657</text:p>
          </table:table-cell>
          <table:table-cell table:number-columns-repeated="2" office:value-type="float" office:value="3545" calcext:value-type="float">
            <text:p>354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0099168" calcext:value-type="float">
            <text:p>0.000099168</text:p>
          </table:table-cell>
          <table:table-cell table:number-columns-repeated="2" office:value-type="float" office:value="0.136429608" calcext:value-type="float">
            <text:p>0.136429608</text:p>
          </table:table-cell>
          <table:table-cell office:value-type="float" office:value="0.183235867" calcext:value-type="float">
            <text:p>0.183235867</text:p>
          </table:table-cell>
          <table:table-cell office:value-type="float" office:value="94" calcext:value-type="float">
            <text:p>94</text:p>
          </table:table-cell>
          <table:table-cell office:value-type="float" office:value="689" calcext:value-type="float">
            <text:p>689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725824" calcext:value-type="float">
            <text:p>0.000725824</text:p>
          </table:table-cell>
          <table:table-cell office:value-type="float" office:value="0.047220316" calcext:value-type="float">
            <text:p>0.047220316</text:p>
          </table:table-cell>
          <table:table-cell office:value-type="float" office:value="0.027699493" calcext:value-type="float">
            <text:p>0.027699493</text:p>
          </table:table-cell>
          <table:table-cell office:value-type="float" office:value="0.180577428" calcext:value-type="float">
            <text:p>0.180577428</text:p>
          </table:table-cell>
          <table:table-cell office:value-type="float" office:value="688" calcext:value-type="float">
            <text:p>688</text:p>
          </table:table-cell>
          <table:table-cell office:value-type="float" office:value="24838" calcext:value-type="float">
            <text:p>24838</text:p>
          </table:table-cell>
          <table:table-cell office:value-type="float" office:value="3810" calcext:value-type="float">
            <text:p>381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livesIn&gt; <text:s/>?f <text:s text:c="2"/>=&gt; ?a <text:s/>&lt;livesIn&gt; <text:s/>?b</text:p>
          </table:table-cell>
          <table:table-cell office:value-type="float" office:value="0.000989568" calcext:value-type="float">
            <text:p>0.000989568</text:p>
          </table:table-cell>
          <table:table-cell office:value-type="float" office:value="0.064277393" calcext:value-type="float">
            <text:p>0.064277393</text:p>
          </table:table-cell>
          <table:table-cell table:number-columns-repeated="2" office:value-type="float" office:value="0.178022395" calcext:value-type="float">
            <text:p>0.178022395</text:p>
          </table:table-cell>
          <table:table-cell office:value-type="float" office:value="938" calcext:value-type="float">
            <text:p>938</text:p>
          </table:table-cell>
          <table:table-cell table:number-columns-repeated="2"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 text:c="2"/>=&gt; ?a <text:s/>&lt;livesIn&gt; <text:s/>?b</text:p>
          </table:table-cell>
          <table:table-cell office:value-type="float" office:value="0.00021205" calcext:value-type="float">
            <text:p>0.00021205</text:p>
          </table:table-cell>
          <table:table-cell office:value-type="float" office:value="0.013773727" calcext:value-type="float">
            <text:p>0.013773727</text:p>
          </table:table-cell>
          <table:table-cell office:value-type="float" office:value="0.014753376" calcext:value-type="float">
            <text:p>0.014753376</text:p>
          </table:table-cell>
          <table:table-cell office:value-type="float" office:value="0.17693662" calcext:value-type="float">
            <text:p>0.17693662</text:p>
          </table:table-cell>
          <table:table-cell office:value-type="float" office:value="201" calcext:value-type="float">
            <text:p>201</text:p>
          </table:table-cell>
          <table:table-cell office:value-type="float" office:value="13624" calcext:value-type="float">
            <text:p>13624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815497" calcext:value-type="float">
            <text:p>0.000815497</text:p>
          </table:table-cell>
          <table:table-cell office:value-type="float" office:value="0.013812698" calcext:value-type="float">
            <text:p>0.013812698</text:p>
          </table:table-cell>
          <table:table-cell office:value-type="float" office:value="0.052970602" calcext:value-type="float">
            <text:p>0.052970602</text:p>
          </table:table-cell>
          <table:table-cell office:value-type="float" office:value="0.171169176" calcext:value-type="float">
            <text:p>0.171169176</text:p>
          </table:table-cell>
          <table:table-cell office:value-type="float" office:value="773" calcext:value-type="float">
            <text:p>773</text:p>
          </table:table-cell>
          <table:table-cell office:value-type="float" office:value="14593" calcext:value-type="float">
            <text:p>14593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000253194" calcext:value-type="float">
            <text:p>0.000253194</text:p>
          </table:table-cell>
          <table:table-cell office:value-type="float" office:value="0.01083228" calcext:value-type="float">
            <text:p>0.01083228</text:p>
          </table:table-cell>
          <table:table-cell office:value-type="float" office:value="0.001126311" calcext:value-type="float">
            <text:p>0.001126311</text:p>
          </table:table-cell>
          <table:table-cell office:value-type="float" office:value="0.16985138" calcext:value-type="float">
            <text:p>0.16985138</text:p>
          </table:table-cell>
          <table:table-cell office:value-type="float" office:value="240" calcext:value-type="float">
            <text:p>240</text:p>
          </table:table-cell>
          <table:table-cell office:value-type="float" office:value="213085" calcext:value-type="float">
            <text:p>213085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104443" calcext:value-type="float">
            <text:p>0.000104443</text:p>
          </table:table-cell>
          <table:table-cell office:value-type="float" office:value="0.015519674" calcext:value-type="float">
            <text:p>0.015519674</text:p>
          </table:table-cell>
          <table:table-cell office:value-type="float" office:value="0.001769026" calcext:value-type="float">
            <text:p>0.001769026</text:p>
          </table:table-cell>
          <table:table-cell office:value-type="float" office:value="0.169230769" calcext:value-type="float">
            <text:p>0.169230769</text:p>
          </table:table-cell>
          <table:table-cell office:value-type="float" office:value="99" calcext:value-type="float">
            <text:p>99</text:p>
          </table:table-cell>
          <table:table-cell office:value-type="float" office:value="55963" calcext:value-type="float">
            <text:p>55963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89901478" calcext:value-type="float">
            <text:p>0.089901478</text:p>
          </table:table-cell>
          <table:table-cell office:value-type="float" office:value="0.018442105" calcext:value-type="float">
            <text:p>0.018442105</text:p>
          </table:table-cell>
          <table:table-cell office:value-type="float" office:value="0.162462908" calcext:value-type="float">
            <text:p>0.162462908</text:p>
          </table:table-cell>
          <table:table-cell office:value-type="float" office:value="219" calcext:value-type="float">
            <text:p>219</text:p>
          </table:table-cell>
          <table:table-cell office:value-type="float" office:value="11875" calcext:value-type="float">
            <text:p>11875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18442105" calcext:value-type="float">
            <text:p>0.018442105</text:p>
          </table:table-cell>
          <table:table-cell office:value-type="float" office:value="0.089901478" calcext:value-type="float">
            <text:p>0.089901478</text:p>
          </table:table-cell>
          <table:table-cell office:value-type="float" office:value="0.162462908" calcext:value-type="float">
            <text:p>0.162462908</text:p>
          </table:table-cell>
          <table:table-cell office:value-type="float" office:value="219" calcext:value-type="float">
            <text:p>219</text:p>
          </table:table-cell>
          <table:table-cell office:value-type="float" office:value="2436" calcext:value-type="float">
            <text:p>2436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002395853" calcext:value-type="float">
            <text:p>0.002395853</text:p>
          </table:table-cell>
          <table:table-cell office:value-type="float" office:value="0.112559477" calcext:value-type="float">
            <text:p>0.112559477</text:p>
          </table:table-cell>
          <table:table-cell office:value-type="float" office:value="0.067845726" calcext:value-type="float">
            <text:p>0.067845726</text:p>
          </table:table-cell>
          <table:table-cell office:value-type="float" office:value="0.161890505" calcext:value-type="float">
            <text:p>0.161890505</text:p>
          </table:table-cell>
          <table:table-cell office:value-type="float" office:value="2271" calcext:value-type="float">
            <text:p>2271</text:p>
          </table:table-cell>
          <table:table-cell office:value-type="float" office:value="33473" calcext:value-type="float">
            <text:p>33473</text:p>
          </table:table-cell>
          <table:table-cell office:value-type="float" office:value="14028" calcext:value-type="float">
            <text:p>1402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CitizenOf&gt; <text:s/>?b <text:s/>?e <text:s/>&lt;livesIn&gt; <text:s/>?a <text:s text:c="2"/>=&gt; ?a <text:s/>&lt;dealsWith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6124819" calcext:value-type="float">
            <text:p>0.026124819</text:p>
          </table:table-cell>
          <table:table-cell office:value-type="float" office:value="0.024523161" calcext:value-type="float">
            <text:p>0.024523161</text:p>
          </table:table-cell>
          <table:table-cell office:value-type="float" office:value="0.160714286" calcext:value-type="float">
            <text:p>0.160714286</text:p>
          </table:table-cell>
          <table:table-cell office:value-type="float" office:value="18" calcext:value-type="float">
            <text:p>18</text:p>
          </table:table-cell>
          <table:table-cell office:value-type="float" office:value="734" calcext:value-type="float">
            <text:p>73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iedIn&gt; <text:s/>?b <text:s/>?e <text:s/>&lt;livesIn&gt; <text:s/>?a <text:s text:c="2"/>=&gt; ?a <text:s/>&lt;hasCapital&gt; <text:s/>?b</text:p>
          </table:table-cell>
          <table:table-cell office:value-type="float" office:value="0.000026374" calcext:value-type="float">
            <text:p>0.000026374</text:p>
          </table:table-cell>
          <table:table-cell office:value-type="float" office:value="0.011798018" calcext:value-type="float">
            <text:p>0.011798018</text:p>
          </table:table-cell>
          <table:table-cell office:value-type="float" office:value="0.042662116" calcext:value-type="float">
            <text:p>0.042662116</text:p>
          </table:table-cell>
          <table:table-cell office:value-type="float" office:value="0.159235669" calcext:value-type="float">
            <text:p>0.159235669</text:p>
          </table:table-cell>
          <table:table-cell office:value-type="float" office:value="25" calcext:value-type="float">
            <text:p>25</text:p>
          </table:table-cell>
          <table:table-cell office:value-type="float" office:value="586" calcext:value-type="float">
            <text:p>58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002140548" calcext:value-type="float">
            <text:p>0.002140548</text:p>
          </table:table-cell>
          <table:table-cell office:value-type="float" office:value="0.010136992" calcext:value-type="float">
            <text:p>0.010136992</text:p>
          </table:table-cell>
          <table:table-cell office:value-type="float" office:value="0.100565028" calcext:value-type="float">
            <text:p>0.100565028</text:p>
          </table:table-cell>
          <table:table-cell office:value-type="float" office:value="0.156897618" calcext:value-type="float">
            <text:p>0.156897618</text:p>
          </table:table-cell>
          <table:table-cell office:value-type="float" office:value="2029" calcext:value-type="float">
            <text:p>2029</text:p>
          </table:table-cell>
          <table:table-cell office:value-type="float" office:value="20176" calcext:value-type="float">
            <text:p>20176</text:p>
          </table:table-cell>
          <table:table-cell office:value-type="float" office:value="12932" calcext:value-type="float">
            <text:p>1293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 text:c="2"/>=&gt; ?a <text:s/>&lt;livesIn&gt; <text:s/>?b</text:p>
          </table:table-cell>
          <table:table-cell office:value-type="float" office:value="0.000367132" calcext:value-type="float">
            <text:p>0.000367132</text:p>
          </table:table-cell>
          <table:table-cell office:value-type="float" office:value="0.02384705" calcext:value-type="float">
            <text:p>0.02384705</text:p>
          </table:table-cell>
          <table:table-cell office:value-type="float" office:value="0.010302564" calcext:value-type="float">
            <text:p>0.010302564</text:p>
          </table:table-cell>
          <table:table-cell office:value-type="float" office:value="0.153303965" calcext:value-type="float">
            <text:p>0.153303965</text:p>
          </table:table-cell>
          <table:table-cell office:value-type="float" office:value="348" calcext:value-type="float">
            <text:p>348</text:p>
          </table:table-cell>
          <table:table-cell office:value-type="float" office:value="33778" calcext:value-type="float">
            <text:p>33778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imports&gt; <text:s/>?b <text:s text:c="2"/>=&gt; ?a <text:s/>&lt;imports&gt; <text:s/>?b</text:p>
          </table:table-cell>
          <table:table-cell office:value-type="float" office:value="0.000117102" calcext:value-type="float">
            <text:p>0.000117102</text:p>
          </table:table-cell>
          <table:table-cell office:value-type="float" office:value="0.330357143" calcext:value-type="float">
            <text:p>0.330357143</text:p>
          </table:table-cell>
          <table:table-cell office:value-type="float" office:value="0.105815062" calcext:value-type="float">
            <text:p>0.105815062</text:p>
          </table:table-cell>
          <table:table-cell office:value-type="float" office:value="0.148793566" calcext:value-type="float">
            <text:p>0.148793566</text:p>
          </table:table-cell>
          <table:table-cell office:value-type="float" office:value="111" calcext:value-type="float">
            <text:p>111</text:p>
          </table:table-cell>
          <table:table-cell office:value-type="float" office:value="1049" calcext:value-type="float">
            <text:p>1049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046419" calcext:value-type="float">
            <text:p>0.000046419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30952381" calcext:value-type="float">
            <text:p>0.130952381</text:p>
          </table:table-cell>
          <table:table-cell office:value-type="float" office:value="0.144736842" calcext:value-type="float">
            <text:p>0.144736842</text:p>
          </table:table-cell>
          <table:table-cell office:value-type="float" office:value="44" calcext:value-type="float">
            <text:p>44</text:p>
          </table:table-cell>
          <table:table-cell office:value-type="float" office:value="336" calcext:value-type="float">
            <text:p>336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22682" calcext:value-type="float">
            <text:p>0.00022682</text:p>
          </table:table-cell>
          <table:table-cell office:value-type="float" office:value="0.014733091" calcext:value-type="float">
            <text:p>0.014733091</text:p>
          </table:table-cell>
          <table:table-cell office:value-type="float" office:value="0.033704342" calcext:value-type="float">
            <text:p>0.033704342</text:p>
          </table:table-cell>
          <table:table-cell office:value-type="float" office:value="0.144489247" calcext:value-type="float">
            <text:p>0.144489247</text:p>
          </table:table-cell>
          <table:table-cell office:value-type="float" office:value="215" calcext:value-type="float">
            <text:p>215</text:p>
          </table:table-cell>
          <table:table-cell office:value-type="float" office:value="6379" calcext:value-type="float">
            <text:p>6379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imports&gt; <text:s/>?b <text:s text:c="2"/>=&gt; ?a <text:s/>&lt;imports&gt; <text:s/>?b</text:p>
          </table:table-cell>
          <table:table-cell office:value-type="float" office:value="0.000079123" calcext:value-type="float">
            <text:p>0.000079123</text:p>
          </table:table-cell>
          <table:table-cell office:value-type="float" office:value="0.223214286" calcext:value-type="float">
            <text:p>0.223214286</text:p>
          </table:table-cell>
          <table:table-cell office:value-type="float" office:value="0.092821782" calcext:value-type="float">
            <text:p>0.092821782</text:p>
          </table:table-cell>
          <table:table-cell office:value-type="float" office:value="0.140977444" calcext:value-type="float">
            <text:p>0.140977444</text:p>
          </table:table-cell>
          <table:table-cell office:value-type="float" office:value="75" calcext:value-type="float">
            <text:p>75</text:p>
          </table:table-cell>
          <table:table-cell office:value-type="float" office:value="808" calcext:value-type="float">
            <text:p>808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000700505" calcext:value-type="float">
            <text:p>0.000700505</text:p>
          </table:table-cell>
          <table:table-cell office:value-type="float" office:value="0.045501268" calcext:value-type="float">
            <text:p>0.045501268</text:p>
          </table:table-cell>
          <table:table-cell table:number-columns-repeated="2" office:value-type="float" office:value="0.13490451" calcext:value-type="float">
            <text:p>0.13490451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002395853" calcext:value-type="float">
            <text:p>0.002395853</text:p>
          </table:table-cell>
          <table:table-cell office:value-type="float" office:value="0.067845726" calcext:value-type="float">
            <text:p>0.067845726</text:p>
          </table:table-cell>
          <table:table-cell office:value-type="float" office:value="0.112559477" calcext:value-type="float">
            <text:p>0.112559477</text:p>
          </table:table-cell>
          <table:table-cell office:value-type="float" office:value="0.13395069" calcext:value-type="float">
            <text:p>0.13395069</text:p>
          </table:table-cell>
          <table:table-cell office:value-type="float" office:value="2271" calcext:value-type="float">
            <text:p>2271</text:p>
          </table:table-cell>
          <table:table-cell office:value-type="float" office:value="20176" calcext:value-type="float">
            <text:p>20176</text:p>
          </table:table-cell>
          <table:table-cell office:value-type="float" office:value="16954" calcext:value-type="float">
            <text:p>1695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002140548" calcext:value-type="float">
            <text:p>0.002140548</text:p>
          </table:table-cell>
          <table:table-cell office:value-type="float" office:value="0.100565028" calcext:value-type="float">
            <text:p>0.100565028</text:p>
          </table:table-cell>
          <table:table-cell office:value-type="float" office:value="0.010136992" calcext:value-type="float">
            <text:p>0.010136992</text:p>
          </table:table-cell>
          <table:table-cell office:value-type="float" office:value="0.129698287" calcext:value-type="float">
            <text:p>0.129698287</text:p>
          </table:table-cell>
          <table:table-cell office:value-type="float" office:value="2029" calcext:value-type="float">
            <text:p>2029</text:p>
          </table:table-cell>
          <table:table-cell office:value-type="float" office:value="200158" calcext:value-type="float">
            <text:p>200158</text:p>
          </table:table-cell>
          <table:table-cell office:value-type="float" office:value="15644" calcext:value-type="float">
            <text:p>1564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1489471" calcext:value-type="float">
            <text:p>0.01489471</text:p>
          </table:table-cell>
          <table:table-cell office:value-type="float" office:value="0.002078853" calcext:value-type="float">
            <text:p>0.002078853</text:p>
          </table:table-cell>
          <table:table-cell office:value-type="float" office:value="0.11372549" calcext:value-type="float">
            <text:p>0.11372549</text:p>
          </table:table-cell>
          <table:table-cell office:value-type="float" office:value="29" calcext:value-type="float">
            <text:p>29</text:p>
          </table:table-cell>
          <table:table-cell office:value-type="float" office:value="13950" calcext:value-type="float">
            <text:p>1395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046419" calcext:value-type="float">
            <text:p>0.000046419</text:p>
          </table:table-cell>
          <table:table-cell office:value-type="float" office:value="0.130952381" calcext:value-type="float">
            <text:p>0.130952381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03286385" calcext:value-type="float">
            <text:p>0.103286385</text:p>
          </table:table-cell>
          <table:table-cell office:value-type="float" office:value="44" calcext:value-type="float">
            <text:p>44</text:p>
          </table:table-cell>
          <table:table-cell office:value-type="float" office:value="507" calcext:value-type="float">
            <text:p>507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hasOfficialLanguage&gt; <text:s/>?b <text:s text:c="2"/>=&gt; ?a <text:s/>&lt;hasOfficialLanguage&gt; <text:s/>?b</text:p>
          </table:table-cell>
          <table:table-cell office:value-type="float" office:value="0.000054859" calcext:value-type="float">
            <text:p>0.000054859</text:p>
          </table:table-cell>
          <table:table-cell office:value-type="float" office:value="0.064757161" calcext:value-type="float">
            <text:p>0.064757161</text:p>
          </table:table-cell>
          <table:table-cell office:value-type="float" office:value="0.077844311" calcext:value-type="float">
            <text:p>0.077844311</text:p>
          </table:table-cell>
          <table:table-cell office:value-type="float" office:value="0.096474954" calcext:value-type="float">
            <text:p>0.096474954</text:p>
          </table:table-cell>
          <table:table-cell office:value-type="float" office:value="52" calcext:value-type="float">
            <text:p>52</text:p>
          </table:table-cell>
          <table:table-cell office:value-type="float" office:value="668" calcext:value-type="float">
            <text:p>66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exports&gt; <text:s/>?b <text:s text:c="2"/>=&gt; ?a <text:s/>&lt;imports&gt; <text:s/>?b</text:p>
          </table:table-cell>
          <table:table-cell office:value-type="float" office:value="0.000087563" calcext:value-type="float">
            <text:p>0.000087563</text:p>
          </table:table-cell>
          <table:table-cell office:value-type="float" office:value="0.24702381" calcext:value-type="float">
            <text:p>0.24702381</text:p>
          </table:table-cell>
          <table:table-cell office:value-type="float" office:value="0.068144499" calcext:value-type="float">
            <text:p>0.068144499</text:p>
          </table:table-cell>
          <table:table-cell office:value-type="float" office:value="0.091814159" calcext:value-type="float">
            <text:p>0.091814159</text:p>
          </table:table-cell>
          <table:table-cell office:value-type="float" office:value="83" calcext:value-type="float">
            <text:p>83</text:p>
          </table:table-cell>
          <table:table-cell office:value-type="float" office:value="1218" calcext:value-type="float">
            <text:p>1218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hasOfficialLanguage&gt; <text:s/>?b <text:s text:c="2"/>=&gt; ?a <text:s/>&lt;hasOfficialLanguage&gt; <text:s/>?b</text:p>
          </table:table-cell>
          <table:table-cell office:value-type="float" office:value="0.000059079" calcext:value-type="float">
            <text:p>0.000059079</text:p>
          </table:table-cell>
          <table:table-cell office:value-type="float" office:value="0.069738481" calcext:value-type="float">
            <text:p>0.069738481</text:p>
          </table:table-cell>
          <table:table-cell office:value-type="float" office:value="0.069825436" calcext:value-type="float">
            <text:p>0.069825436</text:p>
          </table:table-cell>
          <table:table-cell office:value-type="float" office:value="0.086956522" calcext:value-type="float">
            <text:p>0.086956522</text:p>
          </table:table-cell>
          <table:table-cell office:value-type="float" office:value="56" calcext:value-type="float">
            <text:p>56</text:p>
          </table:table-cell>
          <table:table-cell office:value-type="float" office:value="802" calcext:value-type="float">
            <text:p>802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exports&gt; <text:s/>?b <text:s text:c="2"/>=&gt; ?a <text:s/>&lt;exports&gt; <text:s/>?b</text:p>
          </table:table-cell>
          <table:table-cell office:value-type="float" office:value="0.000093893" calcext:value-type="float">
            <text:p>0.000093893</text:p>
          </table:table-cell>
          <table:table-cell office:value-type="float" office:value="0.175542406" calcext:value-type="float">
            <text:p>0.175542406</text:p>
          </table:table-cell>
          <table:table-cell table:number-columns-repeated="2" office:value-type="float" office:value="0.073070608" calcext:value-type="float">
            <text:p>0.07307060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218" calcext:value-type="float">
            <text:p>121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iedIn&gt; <text:s/>?b <text:s/>?e <text:s/>&lt;isCitizenOf&gt; <text:s/>?a <text:s text:c="2"/>=&gt; ?a <text:s/>&lt;hasCapital&gt; <text:s/>?b</text:p>
          </table:table-cell>
          <table:table-cell office:value-type="float" office:value="0.000050639" calcext:value-type="float">
            <text:p>0.000050639</text:p>
          </table:table-cell>
          <table:table-cell office:value-type="float" office:value="0.022652194" calcext:value-type="float">
            <text:p>0.022652194</text:p>
          </table:table-cell>
          <table:table-cell office:value-type="float" office:value="0.067988669" calcext:value-type="float">
            <text:p>0.067988669</text:p>
          </table:table-cell>
          <table:table-cell office:value-type="float" office:value="0.072727273" calcext:value-type="float">
            <text:p>0.072727273</text:p>
          </table:table-cell>
          <table:table-cell office:value-type="float" office:value="48" calcext:value-type="float">
            <text:p>48</text:p>
          </table:table-cell>
          <table:table-cell office:value-type="float" office:value="706" calcext:value-type="float">
            <text:p>706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livesIn&gt; <text:s/>?b <text:s text:c="2"/>=&gt; ?a <text:s/>&lt;hasCapital&gt; <text:s/>?b</text:p>
          </table:table-cell>
          <table:table-cell office:value-type="float" office:value="0.000045364" calcext:value-type="float">
            <text:p>0.000045364</text:p>
          </table:table-cell>
          <table:table-cell office:value-type="float" office:value="0.020292591" calcext:value-type="float">
            <text:p>0.020292591</text:p>
          </table:table-cell>
          <table:table-cell office:value-type="float" office:value="0.058583106" calcext:value-type="float">
            <text:p>0.058583106</text:p>
          </table:table-cell>
          <table:table-cell office:value-type="float" office:value="0.065749235" calcext:value-type="float">
            <text:p>0.065749235</text:p>
          </table:table-cell>
          <table:table-cell office:value-type="float" office:value="43" calcext:value-type="float">
            <text:p>43</text:p>
          </table:table-cell>
          <table:table-cell office:value-type="float" office:value="734" calcext:value-type="float">
            <text:p>734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imports&gt; <text:s/>?b <text:s text:c="2"/>=&gt; ?a <text:s/>&lt;exports&gt; <text:s/>?b</text:p>
          </table:table-cell>
          <table:table-cell office:value-type="float" office:value="0.000047474" calcext:value-type="float">
            <text:p>0.000047474</text:p>
          </table:table-cell>
          <table:table-cell office:value-type="float" office:value="0.088757396" calcext:value-type="float">
            <text:p>0.088757396</text:p>
          </table:table-cell>
          <table:table-cell office:value-type="float" office:value="0.055693069" calcext:value-type="float">
            <text:p>0.055693069</text:p>
          </table:table-cell>
          <table:table-cell office:value-type="float" office:value="0.064748201" calcext:value-type="float">
            <text:p>0.064748201</text:p>
          </table:table-cell>
          <table:table-cell office:value-type="float" office:value="45" calcext:value-type="float">
            <text:p>45</text:p>
          </table:table-cell>
          <table:table-cell office:value-type="float" office:value="808" calcext:value-type="float">
            <text:p>808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104443" calcext:value-type="float">
            <text:p>0.000104443</text:p>
          </table:table-cell>
          <table:table-cell office:value-type="float" office:value="0.046720151" calcext:value-type="float">
            <text:p>0.046720151</text:p>
          </table:table-cell>
          <table:table-cell office:value-type="float" office:value="0.010743353" calcext:value-type="float">
            <text:p>0.010743353</text:p>
          </table:table-cell>
          <table:table-cell office:value-type="float" office:value="0.064369311" calcext:value-type="float">
            <text:p>0.064369311</text:p>
          </table:table-cell>
          <table:table-cell office:value-type="float" office:value="99" calcext:value-type="float">
            <text:p>99</text:p>
          </table:table-cell>
          <table:table-cell office:value-type="float" office:value="9215" calcext:value-type="float">
            <text:p>9215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exports&gt; <text:s/>?f <text:s/>?a <text:s/>&lt;imports&gt; <text:s/>?f <text:s text:c="2"/>=&gt; ?a <text:s/>&lt;dealsWith&gt; <text:s/>?b</text:p>
          </table:table-cell>
          <table:table-cell office:value-type="float" office:value="0.000126597" calcext:value-type="float">
            <text:p>0.000126597</text:p>
          </table:table-cell>
          <table:table-cell office:value-type="float" office:value="0.174165457" calcext:value-type="float">
            <text:p>0.174165457</text:p>
          </table:table-cell>
          <table:table-cell office:value-type="float" office:value="0.049958368" calcext:value-type="float">
            <text:p>0.049958368</text:p>
          </table:table-cell>
          <table:table-cell office:value-type="float" office:value="0.064136825" calcext:value-type="float">
            <text:p>0.064136825</text:p>
          </table:table-cell>
          <table:table-cell office:value-type="float" office:value="120" calcext:value-type="float">
            <text:p>120</text:p>
          </table:table-cell>
          <table:table-cell office:value-type="float" office:value="2402" calcext:value-type="float">
            <text:p>2402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isLocatedIn&gt; <text:s/>?b <text:s text:c="2"/>=&gt; ?a <text:s/>&lt;hasCapital&gt; <text:s/>?b</text:p>
          </table:table-cell>
          <table:table-cell office:value-type="float" office:value="0.000036924" calcext:value-type="float">
            <text:p>0.000036924</text:p>
          </table:table-cell>
          <table:table-cell office:value-type="float" office:value="0.016517225" calcext:value-type="float">
            <text:p>0.016517225</text:p>
          </table:table-cell>
          <table:table-cell office:value-type="float" office:value="0.060137457" calcext:value-type="float">
            <text:p>0.060137457</text:p>
          </table:table-cell>
          <table:table-cell office:value-type="float" office:value="0.064102564" calcext:value-type="float">
            <text:p>0.064102564</text:p>
          </table:table-cell>
          <table:table-cell office:value-type="float" office:value="35" calcext:value-type="float">
            <text:p>35</text:p>
          </table:table-cell>
          <table:table-cell office:value-type="float" office:value="582" calcext:value-type="float">
            <text:p>582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45364" calcext:value-type="float">
            <text:p>0.000045364</text:p>
          </table:table-cell>
          <table:table-cell office:value-type="float" office:value="0.020292591" calcext:value-type="float">
            <text:p>0.020292591</text:p>
          </table:table-cell>
          <table:table-cell office:value-type="float" office:value="0.011472785" calcext:value-type="float">
            <text:p>0.01147278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3" calcext:value-type="float">
            <text:p>43</text:p>
          </table:table-cell>
          <table:table-cell office:value-type="float" office:value="3748" calcext:value-type="float">
            <text:p>3748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21390374" calcext:value-type="float">
            <text:p>0.021390374</text:p>
          </table:table-cell>
          <table:table-cell office:value-type="float" office:value="0.027491409" calcext:value-type="float">
            <text:p>0.027491409</text:p>
          </table:table-cell>
          <table:table-cell office:value-type="float" office:value="0.059701493" calcext:value-type="float">
            <text:p>0.059701493</text:p>
          </table:table-cell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0256359" calcext:value-type="float">
            <text:p>0.000256359</text:p>
          </table:table-cell>
          <table:table-cell office:value-type="float" office:value="0.352685051" calcext:value-type="float">
            <text:p>0.352685051</text:p>
          </table:table-cell>
          <table:table-cell office:value-type="float" office:value="0.012909738" calcext:value-type="float">
            <text:p>0.012909738</text:p>
          </table:table-cell>
          <table:table-cell office:value-type="float" office:value="0.058343337" calcext:value-type="float">
            <text:p>0.058343337</text:p>
          </table:table-cell>
          <table:table-cell office:value-type="float" office:value="243" calcext:value-type="float">
            <text:p>243</text:p>
          </table:table-cell>
          <table:table-cell office:value-type="float" office:value="18823" calcext:value-type="float">
            <text:p>18823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dealsWith&gt; <text:s/>?a <text:s/>?b <text:s/>&lt;dealsWith&gt; <text:s/>?f <text:s text:c="2"/>=&gt; ?a <text:s/>&lt;dealsWith&gt; <text:s/>?b</text:p>
          </table:table-cell>
          <table:table-cell office:value-type="float" office:value="0.000074903" calcext:value-type="float">
            <text:p>0.000074903</text:p>
          </table:table-cell>
          <table:table-cell office:value-type="float" office:value="0.103047896" calcext:value-type="float">
            <text:p>0.103047896</text:p>
          </table:table-cell>
          <table:table-cell office:value-type="float" office:value="0.043611794" calcext:value-type="float">
            <text:p>0.043611794</text:p>
          </table:table-cell>
          <table:table-cell office:value-type="float" office:value="0.055773763" calcext:value-type="float">
            <text:p>0.055773763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imports&gt; <text:s/>?b <text:s text:c="2"/>=&gt; ?a <text:s/>&lt;exports&gt; <text:s/>?b</text:p>
          </table:table-cell>
          <table:table-cell office:value-type="float" office:value="0.000054859" calcext:value-type="float">
            <text:p>0.000054859</text:p>
          </table:table-cell>
          <table:table-cell office:value-type="float" office:value="0.102564103" calcext:value-type="float">
            <text:p>0.102564103</text:p>
          </table:table-cell>
          <table:table-cell office:value-type="float" office:value="0.04957102" calcext:value-type="float">
            <text:p>0.04957102</text:p>
          </table:table-cell>
          <table:table-cell office:value-type="float" office:value="0.054507338" calcext:value-type="float">
            <text:p>0.054507338</text:p>
          </table:table-cell>
          <table:table-cell office:value-type="float" office:value="52" calcext:value-type="float">
            <text:p>52</text:p>
          </table:table-cell>
          <table:table-cell office:value-type="float" office:value="1049" calcext:value-type="float">
            <text:p>1049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8716578" calcext:value-type="float">
            <text:p>0.018716578</text:p>
          </table:table-cell>
          <table:table-cell office:value-type="float" office:value="0.023890785" calcext:value-type="float">
            <text:p>0.023890785</text:p>
          </table:table-cell>
          <table:table-cell office:value-type="float" office:value="0.050359712" calcext:value-type="float">
            <text:p>0.050359712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0078068" calcext:value-type="float">
            <text:p>0.000078068</text:p>
          </table:table-cell>
          <table:table-cell office:value-type="float" office:value="0.145956607" calcext:value-type="float">
            <text:p>0.145956607</text:p>
          </table:table-cell>
          <table:table-cell table:number-columns-repeated="2" office:value-type="float" office:value="0.049039099" calcext:value-type="float">
            <text:p>0.04903909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509" calcext:value-type="float">
            <text:p>150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068574" calcext:value-type="float">
            <text:p>0.000068574</text:p>
          </table:table-cell>
          <table:table-cell office:value-type="float" office:value="0.030674847" calcext:value-type="float">
            <text:p>0.030674847</text:p>
          </table:table-cell>
          <table:table-cell office:value-type="float" office:value="0.045138889" calcext:value-type="float">
            <text:p>0.045138889</text:p>
          </table:table-cell>
          <table:table-cell office:value-type="float" office:value="0.047723935" calcext:value-type="float">
            <text:p>0.047723935</text:p>
          </table:table-cell>
          <table:table-cell office:value-type="float" office:value="65" calcext:value-type="float">
            <text:p>65</text:p>
          </table:table-cell>
          <table:table-cell office:value-type="float" office:value="1440" calcext:value-type="float">
            <text:p>1440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b <text:s/>&lt;dealsWith&gt; <text:s/>?f <text:s text:c="2"/>=&gt; ?a <text:s/>&lt;dealsWith&gt; <text:s/>?b</text:p>
          </table:table-cell>
          <table:table-cell office:value-type="float" office:value="0.000471575" calcext:value-type="float">
            <text:p>0.000471575</text:p>
          </table:table-cell>
          <table:table-cell office:value-type="float" office:value="0.648766328" calcext:value-type="float">
            <text:p>0.648766328</text:p>
          </table:table-cell>
          <table:table-cell table:number-columns-repeated="2" office:value-type="float" office:value="0.047695262" calcext:value-type="float">
            <text:p>0.047695262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float" office:value="9372" calcext:value-type="float">
            <text:p>937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37979" calcext:value-type="float">
            <text:p>0.000037979</text:p>
          </table:table-cell>
          <table:table-cell office:value-type="float" office:value="0.052249637" calcext:value-type="float">
            <text:p>0.052249637</text:p>
          </table:table-cell>
          <table:table-cell office:value-type="float" office:value="0.003906674" calcext:value-type="float">
            <text:p>0.003906674</text:p>
          </table:table-cell>
          <table:table-cell office:value-type="float" office:value="0.045283019" calcext:value-type="float">
            <text:p>0.045283019</text:p>
          </table:table-cell>
          <table:table-cell office:value-type="float" office:value="36" calcext:value-type="float">
            <text:p>36</text:p>
          </table:table-cell>
          <table:table-cell office:value-type="float" office:value="9215" calcext:value-type="float">
            <text:p>9215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1990742" calcext:value-type="float">
            <text:p>0.001990742</text:p>
          </table:table-cell>
          <table:table-cell office:value-type="float" office:value="0.135268817" calcext:value-type="float">
            <text:p>0.135268817</text:p>
          </table:table-cell>
          <table:table-cell office:value-type="float" office:value="0.028122625" calcext:value-type="float">
            <text:p>0.028122625</text:p>
          </table:table-cell>
          <table:table-cell office:value-type="float" office:value="0.043576658" calcext:value-type="float">
            <text:p>0.043576658</text:p>
          </table:table-cell>
          <table:table-cell office:value-type="float" office:value="1887" calcext:value-type="float">
            <text:p>1887</text:p>
          </table:table-cell>
          <table:table-cell office:value-type="float" office:value="67099" calcext:value-type="float">
            <text:p>67099</text:p>
          </table:table-cell>
          <table:table-cell office:value-type="float" office:value="43303" calcext:value-type="float">
            <text:p>4330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f <text:s/>&lt;influences&gt; <text:s/>?b <text:s/>?a <text:s/>&lt;influences&gt; <text:s/>?f <text:s text:c="2"/>=&gt; ?a <text:s/>&lt;influences&gt; <text:s/>?b</text:p>
          </table:table-cell>
          <table:table-cell office:value-type="float" office:value="0.002611068" calcext:value-type="float">
            <text:p>0.002611068</text:p>
          </table:table-cell>
          <table:table-cell office:value-type="float" office:value="0.177419355" calcext:value-type="float">
            <text:p>0.177419355</text:p>
          </table:table-cell>
          <table:table-cell table:number-columns-repeated="2" office:value-type="float" office:value="0.042555021" calcext:value-type="float">
            <text:p>0.042555021</text:p>
          </table:table-cell>
          <table:table-cell office:value-type="float" office:value="2475" calcext:value-type="float">
            <text:p>2475</text:p>
          </table:table-cell>
          <table:table-cell table:number-columns-repeated="2" office:value-type="float" office:value="58160" calcext:value-type="float">
            <text:p>58160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0089673" calcext:value-type="float">
            <text:p>0.000089673</text:p>
          </table:table-cell>
          <table:table-cell office:value-type="float" office:value="0.123367199" calcext:value-type="float">
            <text:p>0.123367199</text:p>
          </table:table-cell>
          <table:table-cell office:value-type="float" office:value="0.035387177" calcext:value-type="float">
            <text:p>0.035387177</text:p>
          </table:table-cell>
          <table:table-cell office:value-type="float" office:value="0.042141795" calcext:value-type="float">
            <text:p>0.042141795</text:p>
          </table:table-cell>
          <table:table-cell office:value-type="float" office:value="85" calcext:value-type="float">
            <text:p>85</text:p>
          </table:table-cell>
          <table:table-cell office:value-type="float" office:value="2402" calcext:value-type="float">
            <text:p>240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0106553" calcext:value-type="float">
            <text:p>0.000106553</text:p>
          </table:table-cell>
          <table:table-cell office:value-type="float" office:value="0.14658926" calcext:value-type="float">
            <text:p>0.14658926</text:p>
          </table:table-cell>
          <table:table-cell office:value-type="float" office:value="0.032083863" calcext:value-type="float">
            <text:p>0.032083863</text:p>
          </table:table-cell>
          <table:table-cell office:value-type="float" office:value="0.042118432" calcext:value-type="float">
            <text:p>0.042118432</text:p>
          </table:table-cell>
          <table:table-cell office:value-type="float" office:value="101" calcext:value-type="float">
            <text:p>101</text:p>
          </table:table-cell>
          <table:table-cell office:value-type="float" office:value="3148" calcext:value-type="float">
            <text:p>3148</text:p>
          </table:table-cell>
          <table:table-cell office:value-type="float" office:value="2398" calcext:value-type="float">
            <text:p>239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0181456" calcext:value-type="float">
            <text:p>0.000181456</text:p>
          </table:table-cell>
          <table:table-cell office:value-type="float" office:value="0.249637155" calcext:value-type="float">
            <text:p>0.249637155</text:p>
          </table:table-cell>
          <table:table-cell office:value-type="float" office:value="0.031934645" calcext:value-type="float">
            <text:p>0.031934645</text:p>
          </table:table-cell>
          <table:table-cell office:value-type="float" office:value="0.041545894" calcext:value-type="float">
            <text:p>0.041545894</text:p>
          </table:table-cell>
          <table:table-cell office:value-type="float" office:value="172" calcext:value-type="float">
            <text:p>172</text:p>
          </table:table-cell>
          <table:table-cell office:value-type="float" office:value="5386" calcext:value-type="float">
            <text:p>5386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livesIn&gt; <text:s/>?b <text:s text:c="2"/>=&gt; ?a <text:s/>&lt;dealsWith&gt; <text:s/>?b</text:p>
          </table:table-cell>
          <table:table-cell office:value-type="float" office:value="0.000024264" calcext:value-type="float">
            <text:p>0.000024264</text:p>
          </table:table-cell>
          <table:table-cell office:value-type="float" office:value="0.033381713" calcext:value-type="float">
            <text:p>0.033381713</text:p>
          </table:table-cell>
          <table:table-cell office:value-type="float" office:value="0.03133515" calcext:value-type="float">
            <text:p>0.03133515</text:p>
          </table:table-cell>
          <table:table-cell office:value-type="float" office:value="0.041441441" calcext:value-type="float">
            <text:p>0.041441441</text:p>
          </table:table-cell>
          <table:table-cell office:value-type="float" office:value="23" calcext:value-type="float">
            <text:p>23</text:p>
          </table:table-cell>
          <table:table-cell office:value-type="float" office:value="734" calcext:value-type="float">
            <text:p>734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00862971" calcext:value-type="float">
            <text:p>0.000862971</text:p>
          </table:table-cell>
          <table:table-cell office:value-type="float" office:value="0.058374367" calcext:value-type="float">
            <text:p>0.058374367</text:p>
          </table:table-cell>
          <table:table-cell table:number-columns-repeated="2" office:value-type="float" office:value="0.03884325" calcext:value-type="float">
            <text:p>0.03884325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float" office:value="21059" calcext:value-type="float">
            <text:p>2105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042199" calcext:value-type="float">
            <text:p>0.000042199</text:p>
          </table:table-cell>
          <table:table-cell office:value-type="float" office:value="0.119047619" calcext:value-type="float">
            <text:p>0.119047619</text:p>
          </table:table-cell>
          <table:table-cell office:value-type="float" office:value="0.026507621" calcext:value-type="float">
            <text:p>0.026507621</text:p>
          </table:table-cell>
          <table:table-cell office:value-type="float" office:value="0.038314176" calcext:value-type="float">
            <text:p>0.038314176</text:p>
          </table:table-cell>
          <table:table-cell office:value-type="float" office:value="40" calcext:value-type="float">
            <text:p>40</text:p>
          </table:table-cell>
          <table:table-cell office:value-type="float" office:value="1509" calcext:value-type="float">
            <text:p>1509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office:value-type="float" office:value="0.004856989" calcext:value-type="float">
            <text:p>0.004856989</text:p>
          </table:table-cell>
          <table:table-cell office:value-type="float" office:value="0.030612245" calcext:value-type="float">
            <text:p>0.030612245</text:p>
          </table:table-cell>
          <table:table-cell office:value-type="float" office:value="9" calcext:value-type="float">
            <text:p>9</text:p>
          </table:table-cell>
          <table:table-cell office:value-type="float" office:value="1853" calcext:value-type="float">
            <text:p>1853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00193061" calcext:value-type="float">
            <text:p>0.000193061</text:p>
          </table:table-cell>
          <table:table-cell office:value-type="float" office:value="0.0158373" calcext:value-type="float">
            <text:p>0.0158373</text:p>
          </table:table-cell>
          <table:table-cell office:value-type="float" office:value="0.000043738" calcext:value-type="float">
            <text:p>0.000043738</text:p>
          </table:table-cell>
          <table:table-cell office:value-type="float" office:value="0.028015922" calcext:value-type="float">
            <text:p>0.028015922</text:p>
          </table:table-cell>
          <table:table-cell office:value-type="float" office:value="183" calcext:value-type="float">
            <text:p>183</text:p>
          </table:table-cell>
          <table:table-cell office:value-type="float" office:value="4184022" calcext:value-type="float">
            <text:p>4184022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created&gt; <text:s/>?a <text:s/>?e <text:s/>&lt;created&gt; <text:s/>?b <text:s text:c="2"/>=&gt; ?a <text:s/>&lt;isMarriedTo&gt; <text:s/>?b</text:p>
          </table:table-cell>
          <table:table-cell office:value-type="float" office:value="0.00021416" calcext:value-type="float">
            <text:p>0.00021416</text:p>
          </table:table-cell>
          <table:table-cell office:value-type="float" office:value="0.01692654" calcext:value-type="float">
            <text:p>0.01692654</text:p>
          </table:table-cell>
          <table:table-cell office:value-type="float" office:value="0.000048518" calcext:value-type="float">
            <text:p>0.000048518</text:p>
          </table:table-cell>
          <table:table-cell office:value-type="float" office:value="0.025451354" calcext:value-type="float">
            <text:p>0.025451354</text:p>
          </table:table-cell>
          <table:table-cell office:value-type="float" office:value="203" calcext:value-type="float">
            <text:p>203</text:p>
          </table:table-cell>
          <table:table-cell office:value-type="float" office:value="4184022" calcext:value-type="float">
            <text:p>4184022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149807" calcext:value-type="float">
            <text:p>0.000149807</text:p>
          </table:table-cell>
          <table:table-cell office:value-type="float" office:value="0.01184024" calcext:value-type="float">
            <text:p>0.01184024</text:p>
          </table:table-cell>
          <table:table-cell office:value-type="float" office:value="0.001027972" calcext:value-type="float">
            <text:p>0.001027972</text:p>
          </table:table-cell>
          <table:table-cell office:value-type="float" office:value="0.023682455" calcext:value-type="float">
            <text:p>0.023682455</text:p>
          </table:table-cell>
          <table:table-cell office:value-type="float" office:value="142" calcext:value-type="float">
            <text:p>142</text:p>
          </table:table-cell>
          <table:table-cell office:value-type="float" office:value="138136" calcext:value-type="float">
            <text:p>138136</text:p>
          </table:table-cell>
          <table:table-cell office:value-type="float" office:value="5996" calcext:value-type="float">
            <text:p>599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24264" calcext:value-type="float">
            <text:p>0.000024264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022265247" calcext:value-type="float">
            <text:p>0.02226524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033" calcext:value-type="float">
            <text:p>103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0084398" calcext:value-type="float">
            <text:p>0.000084398</text:p>
          </table:table-cell>
          <table:table-cell office:value-type="float" office:value="0.116110305" calcext:value-type="float">
            <text:p>0.116110305</text:p>
          </table:table-cell>
          <table:table-cell office:value-type="float" office:value="0.002759096" calcext:value-type="float">
            <text:p>0.002759096</text:p>
          </table:table-cell>
          <table:table-cell office:value-type="float" office:value="0.021798365" calcext:value-type="float">
            <text:p>0.021798365</text:p>
          </table:table-cell>
          <table:table-cell office:value-type="float" office:value="80" calcext:value-type="float">
            <text:p>80</text:p>
          </table:table-cell>
          <table:table-cell office:value-type="float" office:value="28995" calcext:value-type="float">
            <text:p>28995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00954754" calcext:value-type="float">
            <text:p>0.000954754</text:p>
          </table:table-cell>
          <table:table-cell office:value-type="float" office:value="0.064582887" calcext:value-type="float">
            <text:p>0.064582887</text:p>
          </table:table-cell>
          <table:table-cell table:number-columns-repeated="2" office:value-type="float" office:value="0.020569584" calcext:value-type="float">
            <text:p>0.020569584</text:p>
          </table:table-cell>
          <table:table-cell office:value-type="float" office:value="905" calcext:value-type="float">
            <text:p>905</text:p>
          </table:table-cell>
          <table:table-cell table:number-columns-repeated="2" office:value-type="float" office:value="43997" calcext:value-type="float">
            <text:p>4399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0091994" calcext:value-type="float">
            <text:p>0.00091994</text:p>
          </table:table-cell>
          <table:table-cell office:value-type="float" office:value="0.043219667" calcext:value-type="float">
            <text:p>0.043219667</text:p>
          </table:table-cell>
          <table:table-cell office:value-type="float" office:value="0.008105973" calcext:value-type="float">
            <text:p>0.008105973</text:p>
          </table:table-cell>
          <table:table-cell office:value-type="float" office:value="0.018125883" calcext:value-type="float">
            <text:p>0.018125883</text:p>
          </table:table-cell>
          <table:table-cell office:value-type="float" office:value="872" calcext:value-type="float">
            <text:p>872</text:p>
          </table:table-cell>
          <table:table-cell office:value-type="float" office:value="107575" calcext:value-type="float">
            <text:p>107575</text:p>
          </table:table-cell>
          <table:table-cell office:value-type="float" office:value="48108" calcext:value-type="float">
            <text:p>4810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2655377" calcext:value-type="float">
            <text:p>0.002655377</text:p>
          </table:table-cell>
          <table:table-cell office:value-type="float" office:value="0.180430108" calcext:value-type="float">
            <text:p>0.180430108</text:p>
          </table:table-cell>
          <table:table-cell table:number-columns-repeated="2" office:value-type="float" office:value="0.015739316" calcext:value-type="float">
            <text:p>0.015739316</text:p>
          </table:table-cell>
          <table:table-cell office:value-type="float" office:value="2517" calcext:value-type="float">
            <text:p>2517</text:p>
          </table:table-cell>
          <table:table-cell table:number-columns-repeated="2" office:value-type="float" office:value="159918" calcext:value-type="float">
            <text:p>15991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00167741" calcext:value-type="float">
            <text:p>0.000167741</text:p>
          </table:table-cell>
          <table:table-cell office:value-type="float" office:value="0.013257734" calcext:value-type="float">
            <text:p>0.013257734</text:p>
          </table:table-cell>
          <table:table-cell office:value-type="float" office:value="0.002141443" calcext:value-type="float">
            <text:p>0.002141443</text:p>
          </table:table-cell>
          <table:table-cell office:value-type="float" office:value="0.014588494" calcext:value-type="float">
            <text:p>0.014588494</text:p>
          </table:table-cell>
          <table:table-cell office:value-type="float" office:value="159" calcext:value-type="float">
            <text:p>159</text:p>
          </table:table-cell>
          <table:table-cell office:value-type="float" office:value="74249" calcext:value-type="float">
            <text:p>74249</text:p>
          </table:table-cell>
          <table:table-cell office:value-type="float" office:value="10899" calcext:value-type="float">
            <text:p>1089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isInterestedIn&gt; <text:s/>?b <text:s text:c="2"/>=&gt; ?a <text:s/>&lt;isInterestedIn&gt; <text:s/>?b</text:p>
          </table:table-cell>
          <table:table-cell office:value-type="float" office:value="0.000026374" calcext:value-type="float">
            <text:p>0.000026374</text:p>
          </table:table-cell>
          <table:table-cell office:value-type="float" office:value="0.135869565" calcext:value-type="float">
            <text:p>0.135869565</text:p>
          </table:table-cell>
          <table:table-cell table:number-columns-repeated="2" office:value-type="float" office:value="0.013276686" calcext:value-type="float">
            <text:p>0.01327668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83" calcext:value-type="float">
            <text:p>188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01005393" calcext:value-type="float">
            <text:p>0.001005393</text:p>
          </table:table-cell>
          <table:table-cell office:value-type="float" office:value="0.028470708" calcext:value-type="float">
            <text:p>0.028470708</text:p>
          </table:table-cell>
          <table:table-cell office:value-type="float" office:value="0.008858936" calcext:value-type="float">
            <text:p>0.008858936</text:p>
          </table:table-cell>
          <table:table-cell office:value-type="float" office:value="0.011676346" calcext:value-type="float">
            <text:p>0.011676346</text:p>
          </table:table-cell>
          <table:table-cell office:value-type="float" office:value="953" calcext:value-type="float">
            <text:p>953</text:p>
          </table:table-cell>
          <table:table-cell office:value-type="float" office:value="107575" calcext:value-type="float">
            <text:p>107575</text:p>
          </table:table-cell>
          <table:table-cell office:value-type="float" office:value="81618" calcext:value-type="float">
            <text:p>8161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actedIn&gt; <text:s/>?b <text:s/>?e <text:s/>&lt;isMarriedTo&gt; <text:s/>?a <text:s text:c="2"/>=&gt; ?a <text:s/>&lt;directed&gt; <text:s/>?b</text:p>
          </table:table-cell>
          <table:table-cell office:value-type="float" office:value="0.000373462" calcext:value-type="float">
            <text:p>0.000373462</text:p>
          </table:table-cell>
          <table:table-cell office:value-type="float" office:value="0.010575688" calcext:value-type="float">
            <text:p>0.010575688</text:p>
          </table:table-cell>
          <table:table-cell office:value-type="float" office:value="0.009673981" calcext:value-type="float">
            <text:p>0.009673981</text:p>
          </table:table-cell>
          <table:table-cell office:value-type="float" office:value="0.011623325" calcext:value-type="float">
            <text:p>0.011623325</text:p>
          </table:table-cell>
          <table:table-cell office:value-type="float" office:value="354" calcext:value-type="float">
            <text:p>354</text:p>
          </table:table-cell>
          <table:table-cell office:value-type="float" office:value="36593" calcext:value-type="float">
            <text:p>36593</text:p>
          </table:table-cell>
          <table:table-cell office:value-type="float" office:value="30456" calcext:value-type="float">
            <text:p>3045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actedIn&gt; <text:s/>?f <text:s/>?a <text:s/>&lt;directed&gt; <text:s/>?f <text:s text:c="2"/>=&gt; ?a <text:s/>&lt;isMarriedTo&gt; <text:s/>?b</text:p>
          </table:table-cell>
          <table:table-cell office:value-type="float" office:value="0.000151917" calcext:value-type="float">
            <text:p>0.000151917</text:p>
          </table:table-cell>
          <table:table-cell office:value-type="float" office:value="0.012007004" calcext:value-type="float">
            <text:p>0.012007004</text:p>
          </table:table-cell>
          <table:table-cell office:value-type="float" office:value="0.00193942" calcext:value-type="float">
            <text:p>0.00193942</text:p>
          </table:table-cell>
          <table:table-cell office:value-type="float" office:value="0.008164191" calcext:value-type="float">
            <text:p>0.008164191</text:p>
          </table:table-cell>
          <table:table-cell office:value-type="float" office:value="144" calcext:value-type="float">
            <text:p>144</text:p>
          </table:table-cell>
          <table:table-cell office:value-type="float" office:value="74249" calcext:value-type="float">
            <text:p>74249</text:p>
          </table:table-cell>
          <table:table-cell office:value-type="float" office:value="17638" calcext:value-type="float">
            <text:p>1763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0161411" calcext:value-type="float">
            <text:p>0.000161411</text:p>
          </table:table-cell>
          <table:table-cell office:value-type="float" office:value="0.012757442" calcext:value-type="float">
            <text:p>0.012757442</text:p>
          </table:table-cell>
          <table:table-cell office:value-type="float" office:value="0.00023529" calcext:value-type="float">
            <text:p>0.00023529</text:p>
          </table:table-cell>
          <table:table-cell office:value-type="float" office:value="0.008117572" calcext:value-type="float">
            <text:p>0.008117572</text:p>
          </table:table-cell>
          <table:table-cell office:value-type="float" office:value="153" calcext:value-type="float">
            <text:p>153</text:p>
          </table:table-cell>
          <table:table-cell office:value-type="float" office:value="650262" calcext:value-type="float">
            <text:p>650262</text:p>
          </table:table-cell>
          <table:table-cell office:value-type="float" office:value="18848" calcext:value-type="float">
            <text:p>1884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105498" calcext:value-type="float">
            <text:p>0.000105498</text:p>
          </table:table-cell>
          <table:table-cell office:value-type="float" office:value="0.051361068" calcext:value-type="float">
            <text:p>0.051361068</text:p>
          </table:table-cell>
          <table:table-cell office:value-type="float" office:value="0.000812711" calcext:value-type="float">
            <text:p>0.000812711</text:p>
          </table:table-cell>
          <table:table-cell office:value-type="float" office:value="0.007615566" calcext:value-type="float">
            <text:p>0.007615566</text:p>
          </table:table-cell>
          <table:table-cell office:value-type="float" office:value="100" calcext:value-type="float">
            <text:p>100</text:p>
          </table:table-cell>
          <table:table-cell office:value-type="float" office:value="123045" calcext:value-type="float">
            <text:p>123045</text:p>
          </table:table-cell>
          <table:table-cell office:value-type="float" office:value="13131" calcext:value-type="float">
            <text:p>1313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0139257" calcext:value-type="float">
            <text:p>0.000139257</text:p>
          </table:table-cell>
          <table:table-cell office:value-type="float" office:value="0.011423626" calcext:value-type="float">
            <text:p>0.011423626</text:p>
          </table:table-cell>
          <table:table-cell office:value-type="float" office:value="0.000202995" calcext:value-type="float">
            <text:p>0.000202995</text:p>
          </table:table-cell>
          <table:table-cell office:value-type="float" office:value="0.007224168" calcext:value-type="float">
            <text:p>0.007224168</text:p>
          </table:table-cell>
          <table:table-cell office:value-type="float" office:value="132" calcext:value-type="float">
            <text:p>132</text:p>
          </table:table-cell>
          <table:table-cell office:value-type="float" office:value="650262" calcext:value-type="float">
            <text:p>650262</text:p>
          </table:table-cell>
          <table:table-cell office:value-type="float" office:value="18272" calcext:value-type="float">
            <text:p>1827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533818" calcext:value-type="float">
            <text:p>0.000533818</text:p>
          </table:table-cell>
          <table:table-cell office:value-type="float" office:value="0.042191278" calcext:value-type="float">
            <text:p>0.042191278</text:p>
          </table:table-cell>
          <table:table-cell office:value-type="float" office:value="0.001357697" calcext:value-type="float">
            <text:p>0.001357697</text:p>
          </table:table-cell>
          <table:table-cell office:value-type="float" office:value="0.006375285" calcext:value-type="float">
            <text:p>0.006375285</text:p>
          </table:table-cell>
          <table:table-cell office:value-type="float" office:value="506" calcext:value-type="float">
            <text:p>506</text:p>
          </table:table-cell>
          <table:table-cell office:value-type="float" office:value="372690" calcext:value-type="float">
            <text:p>372690</text:p>
          </table:table-cell>
          <table:table-cell office:value-type="float" office:value="79369" calcext:value-type="float">
            <text:p>7936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53804" calcext:value-type="float">
            <text:p>0.000053804</text:p>
          </table:table-cell>
          <table:table-cell office:value-type="float" office:value="0.026194145" calcext:value-type="float">
            <text:p>0.026194145</text:p>
          </table:table-cell>
          <table:table-cell office:value-type="float" office:value="0.001191477" calcext:value-type="float">
            <text:p>0.001191477</text:p>
          </table:table-cell>
          <table:table-cell office:value-type="float" office:value="0.004465849" calcext:value-type="float">
            <text:p>0.004465849</text:p>
          </table:table-cell>
          <table:table-cell office:value-type="float" office:value="51" calcext:value-type="float">
            <text:p>51</text:p>
          </table:table-cell>
          <table:table-cell office:value-type="float" office:value="42804" calcext:value-type="float">
            <text:p>42804</text:p>
          </table:table-cell>
          <table:table-cell office:value-type="float" office:value="11420" calcext:value-type="float">
            <text:p>1142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0111828" calcext:value-type="float">
            <text:p>0.000111828</text:p>
          </table:table-cell>
          <table:table-cell office:value-type="float" office:value="0.050023596" calcext:value-type="float">
            <text:p>0.050023596</text:p>
          </table:table-cell>
          <table:table-cell office:value-type="float" office:value="0.000497454" calcext:value-type="float">
            <text:p>0.000497454</text:p>
          </table:table-cell>
          <table:table-cell office:value-type="float" office:value="0.002087025" calcext:value-type="float">
            <text:p>0.002087025</text:p>
          </table:table-cell>
          <table:table-cell office:value-type="float" office:value="106" calcext:value-type="float">
            <text:p>106</text:p>
          </table:table-cell>
          <table:table-cell office:value-type="float" office:value="213085" calcext:value-type="float">
            <text:p>213085</text:p>
          </table:table-cell>
          <table:table-cell office:value-type="float" office:value="50790" calcext:value-type="float">
            <text:p>5079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089673" calcext:value-type="float">
            <text:p>0.000089673</text:p>
          </table:table-cell>
          <table:table-cell office:value-type="float" office:value="0.043656908" calcext:value-type="float">
            <text:p>0.043656908</text:p>
          </table:table-cell>
          <table:table-cell office:value-type="float" office:value="0.000004803" calcext:value-type="float">
            <text:p>0.000004803</text:p>
          </table:table-cell>
          <table:table-cell office:value-type="float" office:value="0.001998542" calcext:value-type="float">
            <text:p>0.001998542</text:p>
          </table:table-cell>
          <table:table-cell office:value-type="float" office:value="85" calcext:value-type="float">
            <text:p>85</text:p>
          </table:table-cell>
          <table:table-cell office:value-type="float" office:value="17698692" calcext:value-type="float">
            <text:p>17698692</text:p>
          </table:table-cell>
          <table:table-cell office:value-type="float" office:value="42531" calcext:value-type="float">
            <text:p>4253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isLocatedIn&gt; <text:s/>?f <text:s/>?a <text:s/>&lt;isPoliticianOf&gt; <text:s/>?f <text:s text:c="2"/>=&gt; ?a <text:s/>&lt;diedIn&gt; <text:s/>?b</text:p>
          </table:table-cell>
          <table:table-cell office:value-type="float" office:value="0.000381902" calcext:value-type="float">
            <text:p>0.000381902</text:p>
          </table:table-cell>
          <table:table-cell office:value-type="float" office:value="0.016338689" calcext:value-type="float">
            <text:p>0.016338689</text:p>
          </table:table-cell>
          <table:table-cell office:value-type="float" office:value="0.000406805" calcext:value-type="float">
            <text:p>0.000406805</text:p>
          </table:table-cell>
          <table:table-cell office:value-type="float" office:value="0.001217797" calcext:value-type="float">
            <text:p>0.001217797</text:p>
          </table:table-cell>
          <table:table-cell office:value-type="float" office:value="362" calcext:value-type="float">
            <text:p>362</text:p>
          </table:table-cell>
          <table:table-cell office:value-type="float" office:value="889862" calcext:value-type="float">
            <text:p>889862</text:p>
          </table:table-cell>
          <table:table-cell office:value-type="float" office:value="297258" calcext:value-type="float">
            <text:p>29725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225765" calcext:value-type="float">
            <text:p>0.000225765</text:p>
          </table:table-cell>
          <table:table-cell office:value-type="float" office:value="0.015340502" calcext:value-type="float">
            <text:p>0.015340502</text:p>
          </table:table-cell>
          <table:table-cell office:value-type="float" office:value="0.000012091" calcext:value-type="float">
            <text:p>0.000012091</text:p>
          </table:table-cell>
          <table:table-cell office:value-type="float" office:value="0.001196065" calcext:value-type="float">
            <text:p>0.001196065</text:p>
          </table:table-cell>
          <table:table-cell office:value-type="float" office:value="214" calcext:value-type="float">
            <text:p>214</text:p>
          </table:table-cell>
          <table:table-cell office:value-type="float" office:value="17698692" calcext:value-type="float">
            <text:p>17698692</text:p>
          </table:table-cell>
          <table:table-cell office:value-type="float" office:value="178920" calcext:value-type="float">
            <text:p>178920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333373" calcext:value-type="float">
            <text:p>0.000333373</text:p>
          </table:table-cell>
          <table:table-cell office:value-type="float" office:value="0.027347469" calcext:value-type="float">
            <text:p>0.027347469</text:p>
          </table:table-cell>
          <table:table-cell office:value-type="float" office:value="0.000059674" calcext:value-type="float">
            <text:p>0.000059674</text:p>
          </table:table-cell>
          <table:table-cell office:value-type="float" office:value="0.001105405" calcext:value-type="float">
            <text:p>0.001105405</text:p>
          </table:table-cell>
          <table:table-cell office:value-type="float" office:value="316" calcext:value-type="float">
            <text:p>316</text:p>
          </table:table-cell>
          <table:table-cell office:value-type="float" office:value="5295416" calcext:value-type="float">
            <text:p>5295416</text:p>
          </table:table-cell>
          <table:table-cell office:value-type="float" office:value="285868" calcext:value-type="float">
            <text:p>28586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40089" calcext:value-type="float">
            <text:p>0.000040089</text:p>
          </table:table-cell>
          <table:table-cell office:value-type="float" office:value="0.019517206" calcext:value-type="float">
            <text:p>0.019517206</text:p>
          </table:table-cell>
          <table:table-cell office:value-type="float" office:value="0.000058438" calcext:value-type="float">
            <text:p>0.000058438</text:p>
          </table:table-cell>
          <table:table-cell office:value-type="float" office:value="0.00104663" calcext:value-type="float">
            <text:p>0.00104663</text:p>
          </table:table-cell>
          <table:table-cell office:value-type="float" office:value="38" calcext:value-type="float">
            <text:p>38</text:p>
          </table:table-cell>
          <table:table-cell office:value-type="float" office:value="650262" calcext:value-type="float">
            <text:p>650262</text:p>
          </table:table-cell>
          <table:table-cell office:value-type="float" office:value="36307" calcext:value-type="float">
            <text:p>3630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197281" calcext:value-type="float">
            <text:p>0.000197281</text:p>
          </table:table-cell>
          <table:table-cell office:value-type="float" office:value="0.015592429" calcext:value-type="float">
            <text:p>0.015592429</text:p>
          </table:table-cell>
          <table:table-cell office:value-type="float" office:value="0.000046553" calcext:value-type="float">
            <text:p>0.000046553</text:p>
          </table:table-cell>
          <table:table-cell office:value-type="float" office:value="0.000932413" calcext:value-type="float">
            <text:p>0.000932413</text:p>
          </table:table-cell>
          <table:table-cell office:value-type="float" office:value="187" calcext:value-type="float">
            <text:p>187</text:p>
          </table:table-cell>
          <table:table-cell office:value-type="float" office:value="4016890" calcext:value-type="float">
            <text:p>4016890</text:p>
          </table:table-cell>
          <table:table-cell office:value-type="float" office:value="200555" calcext:value-type="float">
            <text:p>20055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1334546" calcext:value-type="float">
            <text:p>0.001334546</text:p>
          </table:table-cell>
          <table:table-cell office:value-type="float" office:value="0.022604221" calcext:value-type="float">
            <text:p>0.022604221</text:p>
          </table:table-cell>
          <table:table-cell office:value-type="float" office:value="0.000265443" calcext:value-type="float">
            <text:p>0.000265443</text:p>
          </table:table-cell>
          <table:table-cell office:value-type="float" office:value="0.000834552" calcext:value-type="float">
            <text:p>0.000834552</text:p>
          </table:table-cell>
          <table:table-cell office:value-type="float" office:value="1265" calcext:value-type="float">
            <text:p>1265</text:p>
          </table:table-cell>
          <table:table-cell office:value-type="float" office:value="4765614" calcext:value-type="float">
            <text:p>4765614</text:p>
          </table:table-cell>
          <table:table-cell office:value-type="float" office:value="1515783" calcext:value-type="float">
            <text:p>151578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047474" calcext:value-type="float">
            <text:p>0.000047474</text:p>
          </table:table-cell>
          <table:table-cell office:value-type="float" office:value="0.023112481" calcext:value-type="float">
            <text:p>0.023112481</text:p>
          </table:table-cell>
          <table:table-cell office:value-type="float" office:value="0.000068577" calcext:value-type="float">
            <text:p>0.000068577</text:p>
          </table:table-cell>
          <table:table-cell office:value-type="float" office:value="0.000822699" calcext:value-type="float">
            <text:p>0.000822699</text:p>
          </table:table-cell>
          <table:table-cell office:value-type="float" office:value="45" calcext:value-type="float">
            <text:p>45</text:p>
          </table:table-cell>
          <table:table-cell office:value-type="float" office:value="656197" calcext:value-type="float">
            <text:p>656197</text:p>
          </table:table-cell>
          <table:table-cell office:value-type="float" office:value="54698" calcext:value-type="float">
            <text:p>5469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355527" calcext:value-type="float">
            <text:p>0.000355527</text:p>
          </table:table-cell>
          <table:table-cell office:value-type="float" office:value="0.029164864" calcext:value-type="float">
            <text:p>0.029164864</text:p>
          </table:table-cell>
          <table:table-cell office:value-type="float" office:value="0.000035459" calcext:value-type="float">
            <text:p>0.000035459</text:p>
          </table:table-cell>
          <table:table-cell office:value-type="float" office:value="0.000808355" calcext:value-type="float">
            <text:p>0.000808355</text:p>
          </table:table-cell>
          <table:table-cell office:value-type="float" office:value="337" calcext:value-type="float">
            <text:p>337</text:p>
          </table:table-cell>
          <table:table-cell office:value-type="float" office:value="9503871" calcext:value-type="float">
            <text:p>9503871</text:p>
          </table:table-cell>
          <table:table-cell office:value-type="float" office:value="416896" calcext:value-type="float">
            <text:p>41689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158247" calcext:value-type="float">
            <text:p>0.000158247</text:p>
          </table:table-cell>
          <table:table-cell office:value-type="float" office:value="0.012981393" calcext:value-type="float">
            <text:p>0.012981393</text:p>
          </table:table-cell>
          <table:table-cell office:value-type="float" office:value="0.000037342" calcext:value-type="float">
            <text:p>0.000037342</text:p>
          </table:table-cell>
          <table:table-cell office:value-type="float" office:value="0.000792033" calcext:value-type="float">
            <text:p>0.000792033</text:p>
          </table:table-cell>
          <table:table-cell office:value-type="float" office:value="150" calcext:value-type="float">
            <text:p>150</text:p>
          </table:table-cell>
          <table:table-cell office:value-type="float" office:value="4016890" calcext:value-type="float">
            <text:p>4016890</text:p>
          </table:table-cell>
          <table:table-cell office:value-type="float" office:value="189386" calcext:value-type="float">
            <text:p>18938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sLocatedIn&gt; <text:s/>?f <text:s/>?a <text:s/>&lt;livesIn&gt; <text:s/>?f <text:s text:c="2"/>=&gt; ?a <text:s/>&lt;isLeaderOf&gt; <text:s/>?b</text:p>
          </table:table-cell>
          <table:table-cell office:value-type="float" office:value="0.000112883" calcext:value-type="float">
            <text:p>0.000112883</text:p>
          </table:table-cell>
          <table:table-cell office:value-type="float" office:value="0.016773789" calcext:value-type="float">
            <text:p>0.016773789</text:p>
          </table:table-cell>
          <table:table-cell office:value-type="float" office:value="0.000033723" calcext:value-type="float">
            <text:p>0.000033723</text:p>
          </table:table-cell>
          <table:table-cell office:value-type="float" office:value="0.000783515" calcext:value-type="float">
            <text:p>0.000783515</text:p>
          </table:table-cell>
          <table:table-cell office:value-type="float" office:value="107" calcext:value-type="float">
            <text:p>107</text:p>
          </table:table-cell>
          <table:table-cell office:value-type="float" office:value="3172924" calcext:value-type="float">
            <text:p>3172924</text:p>
          </table:table-cell>
          <table:table-cell office:value-type="float" office:value="136564" calcext:value-type="float">
            <text:p>13656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40089" calcext:value-type="float">
            <text:p>0.000040089</text:p>
          </table:table-cell>
          <table:table-cell office:value-type="float" office:value="0.019517206" calcext:value-type="float">
            <text:p>0.019517206</text:p>
          </table:table-cell>
          <table:table-cell office:value-type="float" office:value="0.000023023" calcext:value-type="float">
            <text:p>0.000023023</text:p>
          </table:table-cell>
          <table:table-cell office:value-type="float" office:value="0.000695754" calcext:value-type="float">
            <text:p>0.000695754</text:p>
          </table:table-cell>
          <table:table-cell office:value-type="float" office:value="38" calcext:value-type="float">
            <text:p>38</text:p>
          </table:table-cell>
          <table:table-cell office:value-type="float" office:value="1650492" calcext:value-type="float">
            <text:p>1650492</text:p>
          </table:table-cell>
          <table:table-cell office:value-type="float" office:value="54617" calcext:value-type="float">
            <text:p>5461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638261" calcext:value-type="float">
            <text:p>0.000638261</text:p>
          </table:table-cell>
          <table:table-cell office:value-type="float" office:value="0.027306373" calcext:value-type="float">
            <text:p>0.027306373</text:p>
          </table:table-cell>
          <table:table-cell office:value-type="float" office:value="0.000126951" calcext:value-type="float">
            <text:p>0.000126951</text:p>
          </table:table-cell>
          <table:table-cell office:value-type="float" office:value="0.000565646" calcext:value-type="float">
            <text:p>0.000565646</text:p>
          </table:table-cell>
          <table:table-cell office:value-type="float" office:value="605" calcext:value-type="float">
            <text:p>605</text:p>
          </table:table-cell>
          <table:table-cell office:value-type="float" office:value="4765614" calcext:value-type="float">
            <text:p>4765614</text:p>
          </table:table-cell>
          <table:table-cell office:value-type="float" office:value="1069574" calcext:value-type="float">
            <text:p>106957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22049" calcext:value-type="float">
            <text:p>0.00022049</text:p>
          </table:table-cell>
          <table:table-cell office:value-type="float" office:value="0.014321935" calcext:value-type="float">
            <text:p>0.014321935</text:p>
          </table:table-cell>
          <table:table-cell office:value-type="float" office:value="0.000043856" calcext:value-type="float">
            <text:p>0.000043856</text:p>
          </table:table-cell>
          <table:table-cell office:value-type="float" office:value="0.000531721" calcext:value-type="float">
            <text:p>0.000531721</text:p>
          </table:table-cell>
          <table:table-cell office:value-type="float" office:value="209" calcext:value-type="float">
            <text:p>209</text:p>
          </table:table-cell>
          <table:table-cell office:value-type="float" office:value="4765614" calcext:value-type="float">
            <text:p>4765614</text:p>
          </table:table-cell>
          <table:table-cell office:value-type="float" office:value="393063" calcext:value-type="float">
            <text:p>39306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13353878" calcext:value-type="float">
            <text:p>0.013353878</text:p>
          </table:table-cell>
          <table:table-cell office:value-type="float" office:value="0.000006473" calcext:value-type="float">
            <text:p>0.000006473</text:p>
          </table:table-cell>
          <table:table-cell office:value-type="float" office:value="0.00048337" calcext:value-type="float">
            <text:p>0.00048337</text:p>
          </table:table-cell>
          <table:table-cell office:value-type="float" office:value="26" calcext:value-type="float">
            <text:p>26</text:p>
          </table:table-cell>
          <table:table-cell office:value-type="float" office:value="4016890" calcext:value-type="float">
            <text:p>4016890</text:p>
          </table:table-cell>
          <table:table-cell office:value-type="float" office:value="53789" calcext:value-type="float">
            <text:p>5378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192006" calcext:value-type="float">
            <text:p>0.000192006</text:p>
          </table:table-cell>
          <table:table-cell office:value-type="float" office:value="0.013046595" calcext:value-type="float">
            <text:p>0.013046595</text:p>
          </table:table-cell>
          <table:table-cell office:value-type="float" office:value="0.000013149" calcext:value-type="float">
            <text:p>0.000013149</text:p>
          </table:table-cell>
          <table:table-cell office:value-type="float" office:value="0.000331342" calcext:value-type="float">
            <text:p>0.000331342</text:p>
          </table:table-cell>
          <table:table-cell office:value-type="float" office:value="182" calcext:value-type="float">
            <text:p>182</text:p>
          </table:table-cell>
          <table:table-cell office:value-type="float" office:value="13841800" calcext:value-type="float">
            <text:p>13841800</text:p>
          </table:table-cell>
          <table:table-cell office:value-type="float" office:value="549282" calcext:value-type="float">
            <text:p>54928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sLocatedIn&gt; <text:s/>?f <text:s/>?a <text:s/>&lt;livesIn&gt; <text:s/>?f <text:s text:c="2"/>=&gt; ?a <text:s/>&lt;livesIn&gt; <text:s/>?b</text:p>
          </table:table-cell>
          <table:table-cell office:value-type="float" office:value="0.000996953" calcext:value-type="float">
            <text:p>0.000996953</text:p>
          </table:table-cell>
          <table:table-cell office:value-type="float" office:value="0.064757075" calcext:value-type="float">
            <text:p>0.064757075</text:p>
          </table:table-cell>
          <table:table-cell table:number-columns-repeated="2" office:value-type="float" office:value="0.000297833" calcext:value-type="float">
            <text:p>0.000297833</text:p>
          </table:table-cell>
          <table:table-cell office:value-type="float" office:value="945" calcext:value-type="float">
            <text:p>945</text:p>
          </table:table-cell>
          <table:table-cell table:number-columns-repeated="2"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108663" calcext:value-type="float">
            <text:p>0.000108663</text:p>
          </table:table-cell>
          <table:table-cell office:value-type="float" office:value="0.0529019" calcext:value-type="float">
            <text:p>0.0529019</text:p>
          </table:table-cell>
          <table:table-cell office:value-type="float" office:value="0.000007441" calcext:value-type="float">
            <text:p>0.000007441</text:p>
          </table:table-cell>
          <table:table-cell office:value-type="float" office:value="0.000243953" calcext:value-type="float">
            <text:p>0.000243953</text:p>
          </table:table-cell>
          <table:table-cell office:value-type="float" office:value="103" calcext:value-type="float">
            <text:p>103</text:p>
          </table:table-cell>
          <table:table-cell office:value-type="float" office:value="13841800" calcext:value-type="float">
            <text:p>13841800</text:p>
          </table:table-cell>
          <table:table-cell office:value-type="float" office:value="422213" calcext:value-type="float">
            <text:p>42221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isCitizenOf&gt; <text:s/>?f <text:s/>?a <text:s/>&lt;livesIn&gt; <text:s/>?f <text:s text:c="2"/>=&gt; ?a <text:s/>&lt;hasAcademicAdvisor&gt; <text:s/>?b</text:p>
          </table:table-cell>
          <table:table-cell office:value-type="float" office:value="0.000041144" calcext:value-type="float">
            <text:p>0.000041144</text:p>
          </table:table-cell>
          <table:table-cell office:value-type="float" office:value="0.020030817" calcext:value-type="float">
            <text:p>0.020030817</text:p>
          </table:table-cell>
          <table:table-cell office:value-type="float" office:value="0.000023629" calcext:value-type="float">
            <text:p>0.000023629</text:p>
          </table:table-cell>
          <table:table-cell office:value-type="float" office:value="0.000234613" calcext:value-type="float">
            <text:p>0.000234613</text:p>
          </table:table-cell>
          <table:table-cell office:value-type="float" office:value="39" calcext:value-type="float">
            <text:p>39</text:p>
          </table:table-cell>
          <table:table-cell office:value-type="float" office:value="1650492" calcext:value-type="float">
            <text:p>1650492</text:p>
          </table:table-cell>
          <table:table-cell office:value-type="float" office:value="166231" calcext:value-type="float">
            <text:p>166231</text:p>
          </table:table-cell>
          <table:table-cell office:value-type="string" calcext:value-type="string">
            <text:p>?a</text:p>
          </table:table-cell>
        </table:table-row>
      </table:table>
      <table:named-expressions/>
      <table:database-ranges>
        <table:database-range table:name="__Anonymous_Sheet_DB__0" table:target-range-address="Sheet1.A1:Sheet1.I136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6T12:18:19.799829968</dc:date>
    <meta:generator>LibreOffice/4.2.7.2$Linux_X86_64 LibreOffice_project/420m0$Build-2</meta:generator>
    <meta:editing-duration>PT15S</meta:editing-duration>
    <meta:editing-cycles>2</meta:editing-cycles>
    <meta:document-statistic meta:table-count="1" meta:cell-count="1224" meta:object-count="0"/>
  </office:meta>
</office:document-meta>
</file>